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5pt"/>
    </style:style>
    <style:style style:name="co2" style:family="table-column">
      <style:table-column-properties fo:break-before="auto" style:column-width="52.75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59.19pt"/>
    </style:style>
    <style:style style:name="co5" style:family="table-column">
      <style:table-column-properties fo:break-before="auto" style:column-width="208.15pt"/>
    </style:style>
    <style:style style:name="co6" style:family="table-column">
      <style:table-column-properties fo:break-before="auto" style:column-width="150.75pt"/>
    </style:style>
    <style:style style:name="co7" style:family="table-column">
      <style:table-column-properties fo:break-before="auto" style:column-width="97.14pt"/>
    </style:style>
    <style:style style:name="co8" style:family="table-column">
      <style:table-column-properties fo:break-before="auto" style:column-width="50.85pt"/>
    </style:style>
    <style:style style:name="co9" style:family="table-column">
      <style:table-column-properties fo:break-before="auto" style:column-width="49.01pt"/>
    </style:style>
    <style:style style:name="ro1" style:family="table-row">
      <style:table-row-properties style:row-height="51.99pt" fo:break-before="auto" style:use-optimal-row-height="false"/>
    </style:style>
    <style:style style:name="ro2" style:family="table-row">
      <style:table-row-properties style:row-height="25.99pt" fo:break-before="auto" style:use-optimal-row-height="fals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65pt" fo:break-before="auto" style:use-optimal-row-height="false"/>
    </style:style>
    <style:style style:name="ro5" style:family="table-row">
      <style:table-row-properties style:row-height="78.01pt" fo:break-before="auto" style:use-optimal-row-height="false"/>
    </style:style>
    <style:style style:name="ro6" style:family="table-row">
      <style:table-row-properties style:row-height="117.01pt" fo:break-before="auto" style:use-optimal-row-height="false"/>
    </style:style>
    <style:style style:name="ro7" style:family="table-row">
      <style:table-row-properties style:row-height="13.01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Normal_5f_Shee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Normal_5f_Sheet1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Normal_5f_Sheet1" style:data-style-name="N4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Normal_5f_Sheet1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number-columns-repeated="249" table:default-cell-style-name="ce8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Tip procedură</text:p>
          </table:table-cell>
          <table:table-cell table:style-name="ce1" office:value-type="string" calcext:value-type="string">
            <text:p>Tip document</text:p>
          </table:table-cell>
          <table:table-cell table:style-name="ce1" office:value-type="string" calcext:value-type="string">
            <text:p>Nr DS</text:p>
          </table:table-cell>
          <table:table-cell table:style-name="ce1" office:value-type="string" calcext:value-type="string">
            <text:p>Data înregistrării DS</text:p>
          </table:table-cell>
          <table:table-cell table:style-name="ce1" office:value-type="string" calcext:value-type="string">
            <text:p>Autoritatea contractantă</text:p>
          </table:table-cell>
          <table:table-cell table:style-name="ce1" office:value-type="string" calcext:value-type="string">
            <text:p>Operator economic</text:p>
          </table:table-cell>
          <table:table-cell table:style-name="ce1" office:value-type="string" calcext:value-type="string">
            <text:p>obiect de achiziţie</text:p>
          </table:table-cell>
          <table:table-cell table:style-name="ce5" office:value-type="string" calcext:value-type="string">
            <text:p>Suma contractului MDL (cu TVA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45" calcext:value-type="float">
            <text:p>245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2" office:value-type="string" calcext:value-type="string">
            <text:p>Şcoala de Meserii 4 Bubueci</text:p>
          </table:table-cell>
          <table:table-cell table:style-name="ce2" office:value-type="string" calcext:value-type="string">
            <text:p>Lisof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60594.7" calcext:value-type="float">
            <text:p>60,594.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630" calcext:value-type="float">
            <text:p>630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2" office:value-type="string" calcext:value-type="string">
            <text:p>Penetenciarul 11 Bălţi</text:p>
          </table:table-cell>
          <table:table-cell table:style-name="ce2" office:value-type="string" calcext:value-type="string">
            <text:p>Lukoil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63949" calcext:value-type="float">
            <text:p>63,94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0" calcext:value-type="float">
            <text:p>400</text:p>
          </table:table-cell>
          <table:table-cell table:style-name="ce4" office:value-type="date" office:date-value="2011-01-14" calcext:value-type="date">
            <text:p>1/14/2011</text:p>
          </table:table-cell>
          <table:table-cell table:style-name="ce2" office:value-type="string" calcext:value-type="string">
            <text:p>Universitatea de Stat de Educaţie Fizică şi Sport</text:p>
          </table:table-cell>
          <table:table-cell table:style-name="ce2" office:value-type="string" calcext:value-type="string">
            <text:p>Sports World</text:p>
          </table:table-cell>
          <table:table-cell table:style-name="ce2" office:value-type="string" calcext:value-type="string">
            <text:p>servicii de reparaţii a utilajului sportiv</text:p>
          </table:table-cell>
          <table:table-cell table:style-name="ce6" office:value-type="float" office:value="62000" calcext:value-type="float">
            <text:p>62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94" calcext:value-type="float">
            <text:p>194</text:p>
          </table:table-cell>
          <table:table-cell table:style-name="ce4" office:value-type="date" office:date-value="2011-01-17" calcext:value-type="date">
            <text:p>1/17/2011</text:p>
          </table:table-cell>
          <table:table-cell table:style-name="ce2" office:value-type="string" calcext:value-type="string">
            <text:p>IMSP Institutul de Cardiologie</text:p>
          </table:table-cell>
          <table:table-cell table:style-name="ce2" office:value-type="string" calcext:value-type="string">
            <text:p>Liftservice</text:p>
          </table:table-cell>
          <table:table-cell table:style-name="ce2" office:value-type="string" calcext:value-type="string">
            <text:p>servicii de deservire tehnică</text:p>
          </table:table-cell>
          <table:table-cell table:style-name="ce6" office:value-type="float" office:value="101331.07" calcext:value-type="float">
            <text:p>101,331.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95" calcext:value-type="float">
            <text:p>195</text:p>
          </table:table-cell>
          <table:table-cell table:style-name="ce4" office:value-type="date" office:date-value="2011-01-17" calcext:value-type="date">
            <text:p>1/17/2011</text:p>
          </table:table-cell>
          <table:table-cell table:style-name="ce2" office:value-type="string" calcext:value-type="string">
            <text:p>IMSP Institutul de Cardiologie</text:p>
          </table:table-cell>
          <table:table-cell table:style-name="ce2" office:value-type="string" calcext:value-type="string">
            <text:p>Medec Service</text:p>
          </table:table-cell>
          <table:table-cell table:style-name="ce2" office:value-type="string" calcext:value-type="string">
            <text:p>servicii de deservire tehnică</text:p>
          </table:table-cell>
          <table:table-cell table:style-name="ce6" office:value-type="float" office:value="56669.83" calcext:value-type="float">
            <text:p>56,669.8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acord adiţional</text:p>
          </table:table-cell>
          <table:table-cell table:style-name="ce2" office:value-type="float" office:value="807" calcext:value-type="float">
            <text:p>807</text:p>
          </table:table-cell>
          <table:table-cell table:style-name="ce4" office:value-type="date" office:date-value="2011-01-25" calcext:value-type="date">
            <text:p>1/25/2011</text:p>
          </table:table-cell>
          <table:table-cell table:style-name="ce2" office:value-type="string" calcext:value-type="string">
            <text:p>Direcţia pentru Deservirea Clădirilor Parlamentului</text:p>
          </table:table-cell>
          <table:table-cell table:style-name="ce2" office:value-type="string" calcext:value-type="string">
            <text:p>Acvilin Grup</text:p>
          </table:table-cell>
          <table:table-cell table:style-name="ce2" office:value-type="string" calcext:value-type="string">
            <text:p>fotolii pentru birou</text:p>
          </table:table-cell>
          <table:table-cell table:style-name="ce6" office:value-type="float" office:value="4790" calcext:value-type="float">
            <text:p>4,79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807" calcext:value-type="float">
            <text:p>807</text:p>
          </table:table-cell>
          <table:table-cell table:style-name="ce4" office:value-type="date" office:date-value="2011-01-25" calcext:value-type="date">
            <text:p>1/25/2011</text:p>
          </table:table-cell>
          <table:table-cell table:style-name="ce2" office:value-type="string" calcext:value-type="string">
            <text:p>Direcţia pentru Deservirea Clădirilor Parlamentului</text:p>
          </table:table-cell>
          <table:table-cell table:style-name="ce2" office:value-type="string" calcext:value-type="string">
            <text:p>Acvilin Grup</text:p>
          </table:table-cell>
          <table:table-cell table:style-name="ce2" office:value-type="string" calcext:value-type="string">
            <text:p>fotolii pentru birou</text:p>
          </table:table-cell>
          <table:table-cell table:style-name="ce6" office:value-type="float" office:value="36025" calcext:value-type="float">
            <text:p>36,025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96" calcext:value-type="float">
            <text:p>1896</text:p>
          </table:table-cell>
          <table:table-cell table:style-name="ce4" office:value-type="date" office:date-value="2011-02-02" calcext:value-type="date">
            <text:p>2/2/2011</text:p>
          </table:table-cell>
          <table:table-cell table:style-name="ce2" office:value-type="string" calcext:value-type="string">
            <text:p>P Iargara Leova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lucrări de schimbare a tîmplăriei la gradinița de copii</text:p>
          </table:table-cell>
          <table:table-cell table:style-name="ce6" office:value-type="float" office:value="99865.53" calcext:value-type="float">
            <text:p>99,865.5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514" calcext:value-type="float">
            <text:p>1514</text:p>
          </table:table-cell>
          <table:table-cell table:style-name="ce4" office:value-type="date" office:date-value="2011-02-02" calcext:value-type="date">
            <text:p>2/2/2011</text:p>
          </table:table-cell>
          <table:table-cell table:style-name="ce2" office:value-type="string" calcext:value-type="string">
            <text:p>Colegiul Financiar Bancar</text:p>
          </table:table-cell>
          <table:table-cell table:style-name="ce2" office:value-type="string" calcext:value-type="string">
            <text:p>Guaxan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19785.4" calcext:value-type="float">
            <text:p>19,785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991673" calcext:value-type="float">
            <text:p>991673</text:p>
          </table:table-cell>
          <table:table-cell table:style-name="ce4" office:value-type="date" office:date-value="2011-02-02" calcext:value-type="date">
            <text:p>2/2/2011</text:p>
          </table:table-cell>
          <table:table-cell table:style-name="ce2" office:value-type="string" calcext:value-type="string">
            <text:p>Liceul Teoretic Ştefan cel Mare şi Sfînt Grigoriopol</text:p>
          </table:table-cell>
          <table:table-cell table:style-name="ce2" office:value-type="string" calcext:value-type="string">
            <text:p>Gurdar 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53911.8" calcext:value-type="float">
            <text:p>53,911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991673" calcext:value-type="float">
            <text:p>991673</text:p>
          </table:table-cell>
          <table:table-cell table:style-name="ce4" office:value-type="date" office:date-value="2011-02-02" calcext:value-type="date">
            <text:p>2/2/2011</text:p>
          </table:table-cell>
          <table:table-cell table:style-name="ce2" office:value-type="string" calcext:value-type="string">
            <text:p>Liceul Teoretic Ştefan cel Mare şi Sfînt Grigoriopol</text:p>
          </table:table-cell>
          <table:table-cell table:style-name="ce2" office:value-type="string" calcext:value-type="string">
            <text:p>Petru Balan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30464.2" calcext:value-type="float">
            <text:p>30,464.2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73" calcext:value-type="float">
            <text:p>1373</text:p>
          </table:table-cell>
          <table:table-cell table:style-name="ce4" office:value-type="date" office:date-value="2011-02-03" calcext:value-type="date">
            <text:p>2/3/2011</text:p>
          </table:table-cell>
          <table:table-cell table:style-name="ce2" office:value-type="string" calcext:value-type="string">
            <text:p>CR Donduşeni</text:p>
          </table:table-cell>
          <table:table-cell table:style-name="ce2" office:value-type="string" calcext:value-type="string">
            <text:p>Efort Plus</text:p>
          </table:table-cell>
          <table:table-cell table:style-name="ce2" office:value-type="string" calcext:value-type="string">
            <text:p>lucrări de reparație capitală ale coridorului et. III și a blocurilor scărilor al clădirii CR Dondușeni</text:p>
          </table:table-cell>
          <table:table-cell table:style-name="ce6" office:value-type="float" office:value="552960.19" calcext:value-type="float">
            <text:p>552,960.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066" calcext:value-type="float">
            <text:p>1066</text:p>
          </table:table-cell>
          <table:table-cell table:style-name="ce4" office:value-type="date" office:date-value="2011-02-03" calcext:value-type="date">
            <text:p>2/3/2011</text:p>
          </table:table-cell>
          <table:table-cell table:style-name="ce2" office:value-type="string" calcext:value-type="string">
            <text:p>Institutul de Chimie al AŞM</text:p>
          </table:table-cell>
          <table:table-cell table:style-name="ce2" office:value-type="string" calcext:value-type="string">
            <text:p>Credoprim</text:p>
          </table:table-cell>
          <table:table-cell table:style-name="ce2" office:value-type="string" calcext:value-type="string">
            <text:p>lapte pasterizat</text:p>
          </table:table-cell>
          <table:table-cell table:style-name="ce6" office:value-type="float" office:value="83404.8" calcext:value-type="float">
            <text:p>83,404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552" calcext:value-type="float">
            <text:p>1552</text:p>
          </table:table-cell>
          <table:table-cell table:style-name="ce4" office:value-type="date" office:date-value="2011-02-04" calcext:value-type="date">
            <text:p>2/4/2011</text:p>
          </table:table-cell>
          <table:table-cell table:style-name="ce2" office:value-type="string" calcext:value-type="string">
            <text:p>IMSP Staţia Zonală AMU Centru</text:p>
          </table:table-cell>
          <table:table-cell table:style-name="ce2" office:value-type="string" calcext:value-type="string">
            <text:p>Logitera</text:p>
          </table:table-cell>
          <table:table-cell table:style-name="ce2" office:value-type="string" calcext:value-type="string">
            <text:p>tehnică de calcul</text:p>
          </table:table-cell>
          <table:table-cell table:style-name="ce6" office:value-type="float" office:value="119254" calcext:value-type="float">
            <text:p>119,254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070" calcext:value-type="float">
            <text:p>2070</text:p>
          </table:table-cell>
          <table:table-cell table:style-name="ce4" office:value-type="date" office:date-value="2011-02-04" calcext:value-type="date">
            <text:p>2/4/2011</text:p>
          </table:table-cell>
          <table:table-cell table:style-name="ce2" office:value-type="string" calcext:value-type="string">
            <text:p>P Risipeni Făleşti</text:p>
          </table:table-cell>
          <table:table-cell table:style-name="ce2" office:value-type="string" calcext:value-type="string">
            <text:p>Vamelidas Nord</text:p>
          </table:table-cell>
          <table:table-cell table:style-name="ce2" office:value-type="string" calcext:value-type="string">
            <text:p>lucrări de reparație curentă la grădinița de copii</text:p>
          </table:table-cell>
          <table:table-cell table:style-name="ce6" office:value-type="float" office:value="499432.1" calcext:value-type="float">
            <text:p>499,432.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245" calcext:value-type="float">
            <text:p>1245</text:p>
          </table:table-cell>
          <table:table-cell table:style-name="ce4" office:value-type="date" office:date-value="2011-02-09" calcext:value-type="date">
            <text:p>2/9/2011</text:p>
          </table:table-cell>
          <table:table-cell table:style-name="ce2" office:value-type="string" calcext:value-type="string">
            <text:p>Biroul Vamal Bălţi</text:p>
          </table:table-cell>
          <table:table-cell table:style-name="ce2" office:value-type="string" calcext:value-type="string">
            <text:p>Orange Moldova</text:p>
          </table:table-cell>
          <table:table-cell table:style-name="ce2" office:value-type="string" calcext:value-type="string">
            <text:p>servicii internet</text:p>
          </table:table-cell>
          <table:table-cell table:style-name="ce6" office:value-type="float" office:value="49610" calcext:value-type="float">
            <text:p>49,61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286" calcext:value-type="float">
            <text:p>1286</text:p>
          </table:table-cell>
          <table:table-cell table:style-name="ce4" office:value-type="date" office:date-value="2011-02-09" calcext:value-type="date">
            <text:p>2/9/2011</text:p>
          </table:table-cell>
          <table:table-cell table:style-name="ce2" office:value-type="string" calcext:value-type="string">
            <text:p>Brigada de Poliţie cu Destinaţie Specială Fulger</text:p>
          </table:table-cell>
          <table:table-cell table:style-name="ce2" office:value-type="string" calcext:value-type="string">
            <text:p>Orange Moldova</text:p>
          </table:table-cell>
          <table:table-cell table:style-name="ce2" office:value-type="string" calcext:value-type="string">
            <text:p>servicii GSM</text:p>
          </table:table-cell>
          <table:table-cell table:style-name="ce6" office:value-type="float" office:value="54000" calcext:value-type="float">
            <text:p>54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56" calcext:value-type="float">
            <text:p>1856</text:p>
          </table:table-cell>
          <table:table-cell table:style-name="ce4" office:value-type="date" office:date-value="2011-02-10" calcext:value-type="date">
            <text:p>2/10/2011</text:p>
          </table:table-cell>
          <table:table-cell table:style-name="ce2" office:value-type="string" calcext:value-type="string">
            <text:p>Departamentul Dotări</text:p>
          </table:table-cell>
          <table:table-cell table:style-name="ce2" office:value-type="string" calcext:value-type="string">
            <text:p>Anodilia</text:p>
          </table:table-cell>
          <table:table-cell table:style-name="ce2" office:value-type="string" calcext:value-type="string">
            <text:p>servicii de traducere</text:p>
          </table:table-cell>
          <table:table-cell table:style-name="ce6" office:value-type="float" office:value="9000" calcext:value-type="float">
            <text:p>9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56" calcext:value-type="float">
            <text:p>1856</text:p>
          </table:table-cell>
          <table:table-cell table:style-name="ce4" office:value-type="date" office:date-value="2011-02-10" calcext:value-type="date">
            <text:p>2/10/2011</text:p>
          </table:table-cell>
          <table:table-cell table:style-name="ce2" office:value-type="string" calcext:value-type="string">
            <text:p>Departamentul Dotări</text:p>
          </table:table-cell>
          <table:table-cell table:style-name="ce2" office:value-type="string" calcext:value-type="string">
            <text:p>Bisconsult</text:p>
          </table:table-cell>
          <table:table-cell table:style-name="ce2" office:value-type="string" calcext:value-type="string">
            <text:p>servicii de traducere</text:p>
          </table:table-cell>
          <table:table-cell table:style-name="ce6" office:value-type="float" office:value="8640" calcext:value-type="float">
            <text:p>8,64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56" calcext:value-type="float">
            <text:p>1856</text:p>
          </table:table-cell>
          <table:table-cell table:style-name="ce4" office:value-type="date" office:date-value="2011-02-10" calcext:value-type="date">
            <text:p>2/10/2011</text:p>
          </table:table-cell>
          <table:table-cell table:style-name="ce2" office:value-type="string" calcext:value-type="string">
            <text:p>Departamentul Dotări</text:p>
          </table:table-cell>
          <table:table-cell table:style-name="ce2" office:value-type="string" calcext:value-type="string">
            <text:p>Foxtrot</text:p>
          </table:table-cell>
          <table:table-cell table:style-name="ce2" office:value-type="string" calcext:value-type="string">
            <text:p>servicii de traducere</text:p>
          </table:table-cell>
          <table:table-cell table:style-name="ce6" office:value-type="float" office:value="1238.16" calcext:value-type="float">
            <text:p>1,238.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908" calcext:value-type="float">
            <text:p>1908</text:p>
          </table:table-cell>
          <table:table-cell table:style-name="ce4" office:value-type="date" office:date-value="2011-02-10" calcext:value-type="date">
            <text:p>2/10/2011</text:p>
          </table:table-cell>
          <table:table-cell table:style-name="ce2" office:value-type="string" calcext:value-type="string">
            <text:p>Casa Naţională de Asigurări Sociale</text:p>
          </table:table-cell>
          <table:table-cell table:style-name="ce2" office:value-type="string" calcext:value-type="string">
            <text:p>Justar Tehno</text:p>
          </table:table-cell>
          <table:table-cell table:style-name="ce2" office:value-type="string" calcext:value-type="string">
            <text:p>serviciide deservire a sistemului automat</text:p>
          </table:table-cell>
          <table:table-cell table:style-name="ce6" office:value-type="float" office:value="83000" calcext:value-type="float">
            <text:p>83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563" calcext:value-type="float">
            <text:p>2563</text:p>
          </table:table-cell>
          <table:table-cell table:style-name="ce4" office:value-type="date" office:date-value="2011-02-11" calcext:value-type="date">
            <text:p>2/11/2011</text:p>
          </table:table-cell>
          <table:table-cell table:style-name="ce2" office:value-type="string" calcext:value-type="string">
            <text:p>IMSP ICŞDOSMC</text:p>
          </table:table-cell>
          <table:table-cell table:style-name="ce2" office:value-type="string" calcext:value-type="string">
            <text:p>SC Rossoft</text:p>
          </table:table-cell>
          <table:table-cell table:style-name="ce2" office:value-type="string" calcext:value-type="string">
            <text:p>lucrări de construcție a rețelei informaționale</text:p>
          </table:table-cell>
          <table:table-cell table:style-name="ce6" office:value-type="float" office:value="537230.5" calcext:value-type="float">
            <text:p>537,230.50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582" calcext:value-type="float">
            <text:p>2582</text:p>
          </table:table-cell>
          <table:table-cell table:style-name="ce4" office:value-type="date" office:date-value="2011-02-11" calcext:value-type="date">
            <text:p>2/11/2011</text:p>
          </table:table-cell>
          <table:table-cell table:style-name="ce2" office:value-type="string" calcext:value-type="string">
            <text:p>IMSP Spitalul de Psihiatrie Bălţi</text:p>
          </table:table-cell>
          <table:table-cell table:style-name="ce2" office:value-type="string" calcext:value-type="string">
            <text:p>Valis </text:p>
          </table:table-cell>
          <table:table-cell table:style-name="ce2" office:value-type="string" calcext:value-type="string">
            <text:p>lucrări de reparaţie a prorțiunii traseului de încălzire, apă caldă și rece între blocurile centrale și sec. pedopsihiatrie</text:p>
          </table:table-cell>
          <table:table-cell table:style-name="ce6" office:value-type="float" office:value="179328.19" calcext:value-type="float">
            <text:p>179,328.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601" calcext:value-type="float">
            <text:p>2601</text:p>
          </table:table-cell>
          <table:table-cell table:style-name="ce4" office:value-type="date" office:date-value="2011-02-11" calcext:value-type="date">
            <text:p>2/11/2011</text:p>
          </table:table-cell>
          <table:table-cell table:style-name="ce2" office:value-type="string" calcext:value-type="string">
            <text:p>P Puhăceni Anenii Noi</text:p>
          </table:table-cell>
          <table:table-cell table:style-name="ce2" office:value-type="string" calcext:value-type="string">
            <text:p>Dumisecom</text:p>
          </table:table-cell>
          <table:table-cell table:style-name="ce2" office:value-type="string" calcext:value-type="string">
            <text:p>schimbare uşi lucrări</text:p>
          </table:table-cell>
          <table:table-cell table:style-name="ce6" office:value-type="float" office:value="67864.5" calcext:value-type="float">
            <text:p>67,864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122" calcext:value-type="float">
            <text:p>2122</text:p>
          </table:table-cell>
          <table:table-cell table:style-name="ce4" office:value-type="date" office:date-value="2011-02-14" calcext:value-type="date">
            <text:p>2/14/2011</text:p>
          </table:table-cell>
          <table:table-cell table:style-name="ce2" office:value-type="string" calcext:value-type="string">
            <text:p>Colegiul de Ecologie Chişinău</text:p>
          </table:table-cell>
          <table:table-cell table:style-name="ce2" office:value-type="string" calcext:value-type="string">
            <text:p>Scorpan şi Co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100000" calcext:value-type="float">
            <text:p>10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10" calcext:value-type="float">
            <text:p>2710</text:p>
          </table:table-cell>
          <table:table-cell table:style-name="ce4" office:value-type="date" office:date-value="2011-02-14" calcext:value-type="date">
            <text:p>2/14/2011</text:p>
          </table:table-cell>
          <table:table-cell table:style-name="ce2" office:value-type="string" calcext:value-type="string">
            <text:p>Şcoala Profesională 2 Bălţi</text:p>
          </table:table-cell>
          <table:table-cell table:style-name="ce2" office:value-type="string" calcext:value-type="string">
            <text:p>Marsharcon</text:p>
          </table:table-cell>
          <table:table-cell table:style-name="ce2" office:value-type="string" calcext:value-type="string">
            <text:p>lucrări de reparație curentă a sălii de sport</text:p>
          </table:table-cell>
          <table:table-cell table:style-name="ce6" office:value-type="float" office:value="99998.76" calcext:value-type="float">
            <text:p>99,998.7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124" calcext:value-type="float">
            <text:p>2124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Serviciul de protecţie şi Paza de Stat</text:p>
          </table:table-cell>
          <table:table-cell table:style-name="ce2" office:value-type="string" calcext:value-type="string">
            <text:p>TCV</text:p>
          </table:table-cell>
          <table:table-cell table:style-name="ce2" office:value-type="string" calcext:value-type="string">
            <text:p>servicii de reparație</text:p>
          </table:table-cell>
          <table:table-cell table:style-name="ce6" office:value-type="float" office:value="17000" calcext:value-type="float">
            <text:p>17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234" calcext:value-type="float">
            <text:p>2234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IMSP Policlinica Asociaţia Curativ Sanatoriale şi de Recuperare</text:p>
          </table:table-cell>
          <table:table-cell table:style-name="ce2" office:value-type="string" calcext:value-type="string">
            <text:p>Metronet Service</text:p>
          </table:table-cell>
          <table:table-cell table:style-name="ce2" office:value-type="string" calcext:value-type="string">
            <text:p>servicii de deservire, reparație</text:p>
          </table:table-cell>
          <table:table-cell table:style-name="ce6" office:value-type="float" office:value="79800" calcext:value-type="float">
            <text:p>79,8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02" calcext:value-type="float">
            <text:p>2302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Inspectoratul General de Supraveghere Fitosanitară şi Control Semincer</text:p>
          </table:table-cell>
          <table:table-cell table:style-name="ce2" office:value-type="string" calcext:value-type="string">
            <text:p>Asterra Group</text:p>
          </table:table-cell>
          <table:table-cell table:style-name="ce2" office:value-type="string" calcext:value-type="string">
            <text:p>asigurare obligatorie de răspundere civilă</text:p>
          </table:table-cell>
          <table:table-cell table:style-name="ce6" office:value-type="float" office:value="59174" calcext:value-type="float">
            <text:p>59,17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42" calcext:value-type="float">
            <text:p>2342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Serviciul special pentru influenţe active asupra proceselor hidrometeorologice</text:p>
          </table:table-cell>
          <table:table-cell table:style-name="ce2" office:value-type="string" calcext:value-type="string">
            <text:p>Întreprinderea de Reparare şi Exploatare Auto</text:p>
          </table:table-cell>
          <table:table-cell table:style-name="ce2" office:value-type="string" calcext:value-type="string">
            <text:p>deservire tehnică și reparație auto</text:p>
          </table:table-cell>
          <table:table-cell table:style-name="ce6" office:value-type="float" office:value="40000" calcext:value-type="float">
            <text:p>4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42" calcext:value-type="float">
            <text:p>2342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Serviciul special pentru influenţe active asupra proceselor hidrometeorologice</text:p>
          </table:table-cell>
          <table:table-cell table:style-name="ce2" office:value-type="string" calcext:value-type="string">
            <text:p>Nistru Lada</text:p>
          </table:table-cell>
          <table:table-cell table:style-name="ce2" office:value-type="string" calcext:value-type="string">
            <text:p>deservire tehnică și reparație auto</text:p>
          </table:table-cell>
          <table:table-cell table:style-name="ce6" office:value-type="float" office:value="50000" calcext:value-type="float">
            <text:p>5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541" calcext:value-type="float">
            <text:p>2541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IMSP Spitalul Republican a Asociaţiei Curativ Sanatoriale şi de Recuperare</text:p>
          </table:table-cell>
          <table:table-cell table:style-name="ce2" office:value-type="string" calcext:value-type="string">
            <text:p>Gurdar Com</text:p>
          </table:table-cell>
          <table:table-cell table:style-name="ce2" office:value-type="string" calcext:value-type="string">
            <text:p>mărfuri de uz gospodăresc</text:p>
          </table:table-cell>
          <table:table-cell table:style-name="ce6" office:value-type="float" office:value="54546.25" calcext:value-type="float">
            <text:p>54,546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435" calcext:value-type="float">
            <text:p>2435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DETS Buiucani</text:p>
          </table:table-cell>
          <table:table-cell table:style-name="ce2" office:value-type="string" calcext:value-type="string">
            <text:p>Vanro Com</text:p>
          </table:table-cell>
          <table:table-cell table:style-name="ce2" office:value-type="string" calcext:value-type="string">
            <text:p>lucrări de reparație a sistemelor de încălzire</text:p>
          </table:table-cell>
          <table:table-cell table:style-name="ce6" office:value-type="float" office:value="300000" calcext:value-type="float">
            <text:p>300,000.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49" calcext:value-type="float">
            <text:p>2749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CR Cahul</text:p>
          </table:table-cell>
          <table:table-cell table:style-name="ce2" office:value-type="string" calcext:value-type="string">
            <text:p>Scripcenco V</text:p>
          </table:table-cell>
          <table:table-cell table:style-name="ce2" office:value-type="string" calcext:value-type="string">
            <text:p>lucrări de reparație capitală la Centrul Perinatologic al SR Cahul</text:p>
          </table:table-cell>
          <table:table-cell table:style-name="ce6" office:value-type="float" office:value="166359.25" calcext:value-type="float">
            <text:p>166,359.2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50" calcext:value-type="float">
            <text:p>2750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CR Cahul</text:p>
          </table:table-cell>
          <table:table-cell table:style-name="ce2" office:value-type="string" calcext:value-type="string">
            <text:p>Trasco Grup</text:p>
          </table:table-cell>
          <table:table-cell table:style-name="ce2" office:value-type="string" calcext:value-type="string">
            <text:p>lucrări de reparație a apeductului, canalizației și încălzirii la dispensarul Ftiziopulmonologic</text:p>
          </table:table-cell>
          <table:table-cell table:style-name="ce6" office:value-type="float" office:value="117497.05" calcext:value-type="float">
            <text:p>117,497.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51" calcext:value-type="float">
            <text:p>2751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CR Cahul</text:p>
          </table:table-cell>
          <table:table-cell table:style-name="ce2" office:value-type="string" calcext:value-type="string">
            <text:p>Gentilom</text:p>
          </table:table-cell>
          <table:table-cell table:style-name="ce2" office:value-type="string" calcext:value-type="string">
            <text:p>lucrări de reparație a acoperișului la dispensarul Ftiziopulmonologic</text:p>
          </table:table-cell>
          <table:table-cell table:style-name="ce6" office:value-type="float" office:value="150986.02" calcext:value-type="float">
            <text:p>150,986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57" calcext:value-type="float">
            <text:p>2757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Serviciul Vamal</text:p>
          </table:table-cell>
          <table:table-cell table:style-name="ce2" office:value-type="string" calcext:value-type="string">
            <text:p>Rădop Opt</text:p>
          </table:table-cell>
          <table:table-cell table:style-name="ce2" office:value-type="string" calcext:value-type="string">
            <text:p>hîrtie</text:p>
          </table:table-cell>
          <table:table-cell table:style-name="ce6" office:value-type="float" office:value="74550" calcext:value-type="float">
            <text:p>74,5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58" calcext:value-type="float">
            <text:p>2758</text:p>
          </table:table-cell>
          <table:table-cell table:style-name="ce4" office:value-type="date" office:date-value="2011-02-15" calcext:value-type="date">
            <text:p>2/15/2011</text:p>
          </table:table-cell>
          <table:table-cell table:style-name="ce2" office:value-type="string" calcext:value-type="string">
            <text:p>Serviciul Vamal</text:p>
          </table:table-cell>
          <table:table-cell table:style-name="ce2" office:value-type="string" calcext:value-type="string">
            <text:p>Sistec</text:p>
          </table:table-cell>
          <table:table-cell table:style-name="ce2" office:value-type="string" calcext:value-type="string">
            <text:p>consumabile pentru tehnică de calcul</text:p>
          </table:table-cell>
          <table:table-cell table:style-name="ce6" office:value-type="float" office:value="118910" calcext:value-type="float">
            <text:p>118,91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457" calcext:value-type="float">
            <text:p>2457</text:p>
          </table:table-cell>
          <table:table-cell table:style-name="ce4" office:value-type="date" office:date-value="2011-02-16" calcext:value-type="date">
            <text:p>2/16/2011</text:p>
          </table:table-cell>
          <table:table-cell table:style-name="ce2" office:value-type="string" calcext:value-type="string">
            <text:p>Agenţia Proprietăţii Publice</text:p>
          </table:table-cell>
          <table:table-cell table:style-name="ce2" office:value-type="string" calcext:value-type="string">
            <text:p>Ilonet Prim</text:p>
          </table:table-cell>
          <table:table-cell table:style-name="ce2" office:value-type="string" calcext:value-type="string">
            <text:p>servicii de deservire a tehnicii de calcul</text:p>
          </table:table-cell>
          <table:table-cell table:style-name="ce6" office:value-type="float" office:value="99220" calcext:value-type="float">
            <text:p>99,22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734" calcext:value-type="float">
            <text:p>1734</text:p>
          </table:table-cell>
          <table:table-cell table:style-name="ce4" office:value-type="date" office:date-value="2011-02-16" calcext:value-type="date">
            <text:p>2/16/2011</text:p>
          </table:table-cell>
          <table:table-cell table:style-name="ce2" office:value-type="string" calcext:value-type="string">
            <text:p>Serviciul Protecţie şi Pază de Stat</text:p>
          </table:table-cell>
          <table:table-cell table:style-name="ce2" office:value-type="string" calcext:value-type="string">
            <text:p>Moldcell</text:p>
          </table:table-cell>
          <table:table-cell table:style-name="ce2" office:value-type="string" calcext:value-type="string">
            <text:p>servicii GSM</text:p>
          </table:table-cell>
          <table:table-cell table:style-name="ce6" office:value-type="float" office:value="45000" calcext:value-type="float">
            <text:p>45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922" calcext:value-type="float">
            <text:p>1922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nspectoratul General de Supraveghere Fitosanitară şi Control Semincer</text:p>
          </table:table-cell>
          <table:table-cell table:style-name="ce2" office:value-type="string" calcext:value-type="string">
            <text:p>Tigelcom</text:p>
          </table:table-cell>
          <table:table-cell table:style-name="ce2" office:value-type="string" calcext:value-type="string">
            <text:p>servicii de deservire a tehnicii auto</text:p>
          </table:table-cell>
          <table:table-cell table:style-name="ce6" office:value-type="float" office:value="119323" calcext:value-type="float">
            <text:p>119,32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13" calcext:value-type="float">
            <text:p>2313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Centrul de Sănătate Publică Chişinău</text:p>
          </table:table-cell>
          <table:table-cell table:style-name="ce2" office:value-type="string" calcext:value-type="string">
            <text:p>Medec Service</text:p>
          </table:table-cell>
          <table:table-cell table:style-name="ce2" office:value-type="string" calcext:value-type="string">
            <text:p>servicii de deservie tehnică</text:p>
          </table:table-cell>
          <table:table-cell table:style-name="ce6" office:value-type="float" office:value="34963.94" calcext:value-type="float">
            <text:p>34,963.9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14" calcext:value-type="float">
            <text:p>2314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Centrul de Sănătate Publică Chişinău</text:p>
          </table:table-cell>
          <table:table-cell table:style-name="ce2" office:value-type="string" calcext:value-type="string">
            <text:p>Piroterm Service</text:p>
          </table:table-cell>
          <table:table-cell table:style-name="ce2" office:value-type="string" calcext:value-type="string">
            <text:p>servicii de deservire a cazangeriilor</text:p>
          </table:table-cell>
          <table:table-cell table:style-name="ce6" office:value-type="float" office:value="25300" calcext:value-type="float">
            <text:p>25,3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629" calcext:value-type="float">
            <text:p>2629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Serviciul Control Financiar şi Revizie</text:p>
          </table:table-cell>
          <table:table-cell table:style-name="ce2" office:value-type="string" calcext:value-type="string">
            <text:p>Nistru Lada</text:p>
          </table:table-cell>
          <table:table-cell table:style-name="ce2" office:value-type="string" calcext:value-type="string">
            <text:p>servicii de deservire tehnică</text:p>
          </table:table-cell>
          <table:table-cell table:style-name="ce6" office:value-type="float" office:value="65076.32" calcext:value-type="float">
            <text:p>65,076.3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800" calcext:value-type="float">
            <text:p>2800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Batalionul de Gardă al Ministerului Apărării</text:p>
          </table:table-cell>
          <table:table-cell table:style-name="ce2" office:value-type="string" calcext:value-type="string">
            <text:p>Avomobila</text:p>
          </table:table-cell>
          <table:table-cell table:style-name="ce2" office:value-type="string" calcext:value-type="string">
            <text:p>mobilier</text:p>
          </table:table-cell>
          <table:table-cell table:style-name="ce6" office:value-type="float" office:value="29043" calcext:value-type="float">
            <text:p>29,04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74" calcext:value-type="float">
            <text:p>2974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MSP Spitalul de Psihiatrie Bălţi</text:p>
          </table:table-cell>
          <table:table-cell table:style-name="ce2" office:value-type="string" calcext:value-type="string">
            <text:p>Editura de Imprimare "Statistica"</text:p>
          </table:table-cell>
          <table:table-cell table:style-name="ce2" office:value-type="string" calcext:value-type="string">
            <text:p>formulare pentru documente</text:p>
          </table:table-cell>
          <table:table-cell table:style-name="ce6" office:value-type="float" office:value="43164.6" calcext:value-type="float">
            <text:p>43,164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75" calcext:value-type="float">
            <text:p>2975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MSP Spitalul de Psihiatrie Bălţi</text:p>
          </table:table-cell>
          <table:table-cell table:style-name="ce2" office:value-type="string" calcext:value-type="string">
            <text:p>Tipografia din Bălţi</text:p>
          </table:table-cell>
          <table:table-cell table:style-name="ce2" office:value-type="string" calcext:value-type="string">
            <text:p>formulare pentru documente</text:p>
          </table:table-cell>
          <table:table-cell table:style-name="ce6" office:value-type="float" office:value="36813" calcext:value-type="float">
            <text:p>36,81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15" calcext:value-type="float">
            <text:p>1815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Becor</text:p>
          </table:table-cell>
          <table:table-cell table:style-name="ce2" office:value-type="string" calcext:value-type="string">
            <text:p>reactive</text:p>
          </table:table-cell>
          <table:table-cell table:style-name="ce6" office:value-type="float" office:value="1793.42" calcext:value-type="float">
            <text:p>1,793.4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15" calcext:value-type="float">
            <text:p>1815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GBG</text:p>
          </table:table-cell>
          <table:table-cell table:style-name="ce2" office:value-type="string" calcext:value-type="string">
            <text:p>reactive</text:p>
          </table:table-cell>
          <table:table-cell table:style-name="ce6" office:value-type="float" office:value="93854.49" calcext:value-type="float">
            <text:p>93,854.4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815" calcext:value-type="float">
            <text:p>1815</text:p>
          </table:table-cell>
          <table:table-cell table:style-name="ce4" office:value-type="date" office:date-value="2011-02-17" calcext:value-type="date">
            <text:p>2/17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Sanmedico</text:p>
          </table:table-cell>
          <table:table-cell table:style-name="ce2" office:value-type="string" calcext:value-type="string">
            <text:p>reactive</text:p>
          </table:table-cell>
          <table:table-cell table:style-name="ce6" office:value-type="float" office:value="14128.2" calcext:value-type="float">
            <text:p>14,128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704" calcext:value-type="float">
            <text:p>1704</text:p>
          </table:table-cell>
          <table:table-cell table:style-name="ce4" office:value-type="date" office:date-value="2011-02-18" calcext:value-type="date">
            <text:p>2/18/2011</text:p>
          </table:table-cell>
          <table:table-cell table:style-name="ce2" office:value-type="string" calcext:value-type="string">
            <text:p>Centrul de Recuperare Speranţa</text:p>
          </table:table-cell>
          <table:table-cell table:style-name="ce2" office:value-type="string" calcext:value-type="string">
            <text:p>Grand Lift</text:p>
          </table:table-cell>
          <table:table-cell table:style-name="ce2" office:value-type="string" calcext:value-type="string">
            <text:p>deservirea tehnică a ascensoarelor</text:p>
          </table:table-cell>
          <table:table-cell table:style-name="ce6" office:value-type="float" office:value="24655.68" calcext:value-type="float">
            <text:p>24,655.6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278" calcext:value-type="float">
            <text:p>2278</text:p>
          </table:table-cell>
          <table:table-cell table:style-name="ce4" office:value-type="date" office:date-value="2011-02-18" calcext:value-type="date">
            <text:p>2/18/2011</text:p>
          </table:table-cell>
          <table:table-cell table:style-name="ce2" office:value-type="string" calcext:value-type="string">
            <text:p>IMSP Spitalul Republican a Asociaţiei Curativ Sanatoriale şi de Recuperare</text:p>
          </table:table-cell>
          <table:table-cell table:style-name="ce2" office:value-type="string" calcext:value-type="string">
            <text:p>Metronet Service</text:p>
          </table:table-cell>
          <table:table-cell table:style-name="ce2" office:value-type="string" calcext:value-type="string">
            <text:p>servicii de deservire</text:p>
          </table:table-cell>
          <table:table-cell table:style-name="ce6" office:value-type="float" office:value="66300" calcext:value-type="float">
            <text:p>66,3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05" calcext:value-type="float">
            <text:p>3105</text:p>
          </table:table-cell>
          <table:table-cell table:style-name="ce4" office:value-type="date" office:date-value="2011-02-18" calcext:value-type="date">
            <text:p>2/18/2011</text:p>
          </table:table-cell>
          <table:table-cell table:style-name="ce2" office:value-type="string" calcext:value-type="string">
            <text:p>Spitalul Clinic Militar Central</text:p>
          </table:table-cell>
          <table:table-cell table:style-name="ce2" office:value-type="string" calcext:value-type="string">
            <text:p>LOT</text:p>
          </table:table-cell>
          <table:table-cell table:style-name="ce2" office:value-type="string" calcext:value-type="string">
            <text:p>servicii de deservire</text:p>
          </table:table-cell>
          <table:table-cell table:style-name="ce6" office:value-type="float" office:value="36240" calcext:value-type="float">
            <text:p>36,24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44" calcext:value-type="float">
            <text:p>2344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Ministerul Transporturilor şi Infrastructurii Drumurilor</text:p>
          </table:table-cell>
          <table:table-cell table:style-name="ce2" office:value-type="string" calcext:value-type="string">
            <text:p>Moldata</text:p>
          </table:table-cell>
          <table:table-cell table:style-name="ce2" office:value-type="string" calcext:value-type="string">
            <text:p>servicii de deservire a tehnicii de calcul</text:p>
          </table:table-cell>
          <table:table-cell table:style-name="ce6" office:value-type="float" office:value="44880" calcext:value-type="float">
            <text:p>44,8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455" calcext:value-type="float">
            <text:p>2455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Agenţia Sanitar Veterinară şi pentru Siguranţa Produselor de Origine Animalieră</text:p>
          </table:table-cell>
          <table:table-cell table:style-name="ce2" office:value-type="string" calcext:value-type="string">
            <text:p>Net Extrim</text:p>
          </table:table-cell>
          <table:table-cell table:style-name="ce2" office:value-type="string" calcext:value-type="string">
            <text:p>servicii de suport hardware</text:p>
          </table:table-cell>
          <table:table-cell table:style-name="ce6" office:value-type="float" office:value="91465" calcext:value-type="float">
            <text:p>91,46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77" calcext:value-type="float">
            <text:p>2977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Biroul Vamal Chişinău</text:p>
          </table:table-cell>
          <table:table-cell table:style-name="ce2" office:value-type="string" calcext:value-type="string">
            <text:p>Nistru Lada</text:p>
          </table:table-cell>
          <table:table-cell table:style-name="ce2" office:value-type="string" calcext:value-type="string">
            <text:p>servicii de deservire tehnică auto</text:p>
          </table:table-cell>
          <table:table-cell table:style-name="ce6" office:value-type="float" office:value="40000" calcext:value-type="float">
            <text:p>4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78" calcext:value-type="float">
            <text:p>2978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Biroul Vamal Chişinău</text:p>
          </table:table-cell>
          <table:table-cell table:style-name="ce2" office:value-type="string" calcext:value-type="string">
            <text:p>DAAC Hermes</text:p>
          </table:table-cell>
          <table:table-cell table:style-name="ce2" office:value-type="string" calcext:value-type="string">
            <text:p>servicii de reparaţie auto</text:p>
          </table:table-cell>
          <table:table-cell table:style-name="ce6" office:value-type="float" office:value="42000" calcext:value-type="float">
            <text:p>42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94" calcext:value-type="float">
            <text:p>3294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AȘM</text:p>
          </table:table-cell>
          <table:table-cell table:style-name="ce2" office:value-type="string" calcext:value-type="string">
            <text:p>Delmos Grup</text:p>
          </table:table-cell>
          <table:table-cell table:style-name="ce2" office:value-type="string" calcext:value-type="string">
            <text:p>servicii petroliere</text:p>
          </table:table-cell>
          <table:table-cell table:style-name="ce6" office:value-type="float" office:value="40000" calcext:value-type="float">
            <text:p>40,0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00" calcext:value-type="float">
            <text:p>3200</text:p>
          </table:table-cell>
          <table:table-cell table:style-name="ce4" office:value-type="date" office:date-value="2011-02-22" calcext:value-type="date">
            <text:p>2/22/2011</text:p>
          </table:table-cell>
          <table:table-cell table:style-name="ce2" office:value-type="string" calcext:value-type="string">
            <text:p>DETS Centru</text:p>
          </table:table-cell>
          <table:table-cell table:style-name="ce2" office:value-type="string" calcext:value-type="string">
            <text:p>Instalconstruct</text:p>
          </table:table-cell>
          <table:table-cell table:style-name="ce2" office:value-type="string" calcext:value-type="string">
            <text:p>lucrări de reparație a sistemelor inginerești și avariere pentru a. 2011</text:p>
          </table:table-cell>
          <table:table-cell table:style-name="ce6" office:value-type="float" office:value="250000" calcext:value-type="float">
            <text:p>25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38" calcext:value-type="float">
            <text:p>2938</text:p>
          </table:table-cell>
          <table:table-cell table:style-name="ce4" office:value-type="date" office:date-value="2011-02-24" calcext:value-type="date">
            <text:p>2/24/2011</text:p>
          </table:table-cell>
          <table:table-cell table:style-name="ce2" office:value-type="string" calcext:value-type="string">
            <text:p>Centrul de Plasament Temporar al Minorilor</text:p>
          </table:table-cell>
          <table:table-cell table:style-name="ce2" office:value-type="string" calcext:value-type="string">
            <text:p>Tirex Petrol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43969.8" calcext:value-type="float">
            <text:p>43,969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024" calcext:value-type="float">
            <text:p>3024</text:p>
          </table:table-cell>
          <table:table-cell table:style-name="ce4" office:value-type="date" office:date-value="2011-02-24" calcext:value-type="date">
            <text:p>2/24/2011</text:p>
          </table:table-cell>
          <table:table-cell table:style-name="ce2" office:value-type="string" calcext:value-type="string">
            <text:p>Colegiul Financiar Bancar</text:p>
          </table:table-cell>
          <table:table-cell table:style-name="ce2" office:value-type="string" calcext:value-type="string">
            <text:p>Metro Cash&amp;Carry</text:p>
          </table:table-cell>
          <table:table-cell table:style-name="ce2" office:value-type="string" calcext:value-type="string">
            <text:p>detergenți</text:p>
          </table:table-cell>
          <table:table-cell table:style-name="ce6" office:value-type="float" office:value="28105.12" calcext:value-type="float">
            <text:p>28,105.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40" calcext:value-type="float">
            <text:p>3240</text:p>
          </table:table-cell>
          <table:table-cell table:style-name="ce4" office:value-type="date" office:date-value="2011-02-24" calcext:value-type="date">
            <text:p>2/24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Europres</text:p>
          </table:table-cell>
          <table:table-cell table:style-name="ce2" office:value-type="string" calcext:value-type="string">
            <text:p>servicii tipografice</text:p>
          </table:table-cell>
          <table:table-cell table:style-name="ce6" office:value-type="float" office:value="119989.2" calcext:value-type="float">
            <text:p>119,989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55" calcext:value-type="float">
            <text:p>2955</text:p>
          </table:table-cell>
          <table:table-cell table:style-name="ce4" office:value-type="date" office:date-value="2011-02-25" calcext:value-type="date">
            <text:p>2/25/2011</text:p>
          </table:table-cell>
          <table:table-cell table:style-name="ce2" office:value-type="string" calcext:value-type="string">
            <text:p>Inspectoratul General de Supraveghere Fitosanitară şi Control Semincer</text:p>
          </table:table-cell>
          <table:table-cell table:style-name="ce2" office:value-type="string" calcext:value-type="string">
            <text:p>Grafic Design</text:p>
          </table:table-cell>
          <table:table-cell table:style-name="ce2" office:value-type="string" calcext:value-type="string">
            <text:p>servicii poligrafice</text:p>
          </table:table-cell>
          <table:table-cell table:style-name="ce6" office:value-type="float" office:value="30700" calcext:value-type="float">
            <text:p>30,7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064" calcext:value-type="float">
            <text:p>3064</text:p>
          </table:table-cell>
          <table:table-cell table:style-name="ce4" office:value-type="date" office:date-value="2011-02-25" calcext:value-type="date">
            <text:p>2/25/2011</text:p>
          </table:table-cell>
          <table:table-cell table:style-name="ce2" office:value-type="string" calcext:value-type="string">
            <text:p>Institutul de Horticultură şi Tehnologii Alimentare</text:p>
          </table:table-cell>
          <table:table-cell table:style-name="ce2" office:value-type="string" calcext:value-type="string">
            <text:p>Luxbirotic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53551.75" calcext:value-type="float">
            <text:p>53,551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02" calcext:value-type="float">
            <text:p>3302</text:p>
          </table:table-cell>
          <table:table-cell table:style-name="ce4" office:value-type="date" office:date-value="2011-02-25" calcext:value-type="date">
            <text:p>2/25/2011</text:p>
          </table:table-cell>
          <table:table-cell table:style-name="ce2" office:value-type="string" calcext:value-type="string">
            <text:p>Casa Centrală a Armatei Naţionale</text:p>
          </table:table-cell>
          <table:table-cell table:style-name="ce2" office:value-type="string" calcext:value-type="string">
            <text:p>Magazinul Universal Central Unic 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5062.25" calcext:value-type="float">
            <text:p>5,062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839" calcext:value-type="float">
            <text:p>2839</text:p>
          </table:table-cell>
          <table:table-cell table:style-name="ce4" office:value-type="date" office:date-value="2011-02-28" calcext:value-type="date">
            <text:p>2/28/2011</text:p>
          </table:table-cell>
          <table:table-cell table:style-name="ce2" office:value-type="string" calcext:value-type="string">
            <text:p>Registrul Animalelor</text:p>
          </table:table-cell>
          <table:table-cell table:style-name="ce2" office:value-type="string" calcext:value-type="string">
            <text:p>Crio</text:p>
          </table:table-cell>
          <table:table-cell table:style-name="ce2" office:value-type="string" calcext:value-type="string">
            <text:p>servicii poligrafice</text:p>
          </table:table-cell>
          <table:table-cell table:style-name="ce6" office:value-type="float" office:value="84600" calcext:value-type="float">
            <text:p>84,6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63" calcext:value-type="float">
            <text:p>3163</text:p>
          </table:table-cell>
          <table:table-cell table:style-name="ce4" office:value-type="date" office:date-value="2011-02-28" calcext:value-type="date">
            <text:p>2/28/2011</text:p>
          </table:table-cell>
          <table:table-cell table:style-name="ce2" office:value-type="string" calcext:value-type="string">
            <text:p>IMSP Centrul Republican de Diagnosticare Medicală</text:p>
          </table:table-cell>
          <table:table-cell table:style-name="ce2" office:value-type="string" calcext:value-type="string">
            <text:p>Liftservice</text:p>
          </table:table-cell>
          <table:table-cell table:style-name="ce2" office:value-type="string" calcext:value-type="string">
            <text:p>servicii de deservire a ascensoarelor</text:p>
          </table:table-cell>
          <table:table-cell table:style-name="ce6" office:value-type="float" office:value="34362.79" calcext:value-type="float">
            <text:p>34,362.7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4" calcext:value-type="float">
            <text:p>3254</text:p>
          </table:table-cell>
          <table:table-cell table:style-name="ce4" office:value-type="date" office:date-value="2011-02-28" calcext:value-type="date">
            <text:p>2/28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Voiaj Internaţional </text:p>
          </table:table-cell>
          <table:table-cell table:style-name="ce2" office:value-type="string" calcext:value-type="string">
            <text:p>servicii de transport aerian de pasageri</text:p>
          </table:table-cell>
          <table:table-cell table:style-name="ce6" office:value-type="float" office:value="100000" calcext:value-type="float">
            <text:p>10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54" calcext:value-type="float">
            <text:p>3354</text:p>
          </table:table-cell>
          <table:table-cell table:style-name="ce4" office:value-type="date" office:date-value="2011-02-28" calcext:value-type="date">
            <text:p>2/28/2011</text:p>
          </table:table-cell>
          <table:table-cell table:style-name="ce2" office:value-type="string" calcext:value-type="string">
            <text:p>Centrul Mass media militară</text:p>
          </table:table-cell>
          <table:table-cell table:style-name="ce2" office:value-type="string" calcext:value-type="string">
            <text:p>Prag 3</text:p>
          </table:table-cell>
          <table:table-cell table:style-name="ce2" office:value-type="string" calcext:value-type="string">
            <text:p>servicii editoriale</text:p>
          </table:table-cell>
          <table:table-cell table:style-name="ce6" office:value-type="float" office:value="49800" calcext:value-type="float">
            <text:p>49,8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07" calcext:value-type="float">
            <text:p>3407</text:p>
          </table:table-cell>
          <table:table-cell table:style-name="ce4" office:value-type="date" office:date-value="2011-02-28" calcext:value-type="date">
            <text:p>2/28/2011</text:p>
          </table:table-cell>
          <table:table-cell table:style-name="ce2" office:value-type="string" calcext:value-type="string">
            <text:p>Aparatul Parlamentului</text:p>
          </table:table-cell>
          <table:table-cell table:style-name="ce2" office:value-type="string" calcext:value-type="string">
            <text:p>Orange Moldova</text:p>
          </table:table-cell>
          <table:table-cell table:style-name="ce2" office:value-type="string" calcext:value-type="string">
            <text:p>servicii de telefonie mobilă</text:p>
          </table:table-cell>
          <table:table-cell table:style-name="ce6" office:value-type="float" office:value="56445" calcext:value-type="float">
            <text:p>56,44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60" calcext:value-type="float">
            <text:p>2960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IMSP Spitalul Clinic de Psihiatrie</text:p>
          </table:table-cell>
          <table:table-cell table:style-name="ce2" office:value-type="string" calcext:value-type="string">
            <text:p>Tehnomed Service</text:p>
          </table:table-cell>
          <table:table-cell table:style-name="ce2" office:value-type="string" calcext:value-type="string">
            <text:p>servicii de deservire a tehnicii</text:p>
          </table:table-cell>
          <table:table-cell table:style-name="ce6" office:value-type="float" office:value="60280" calcext:value-type="float">
            <text:p>60,2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44" calcext:value-type="float">
            <text:p>3144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Biroul Naţional de Statistică</text:p>
          </table:table-cell>
          <table:table-cell table:style-name="ce2" office:value-type="string" calcext:value-type="string">
            <text:p>Poşta Moldovei</text:p>
          </table:table-cell>
          <table:table-cell table:style-name="ce2" office:value-type="string" calcext:value-type="string">
            <text:p>servicii de recepționare</text:p>
          </table:table-cell>
          <table:table-cell table:style-name="ce6" office:value-type="float" office:value="94996" calcext:value-type="float">
            <text:p>94,99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6" calcext:value-type="float">
            <text:p>3256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Centrul Republican de Recuperare a Invalizilor şi Pensionarilor Speranţa</text:p>
          </table:table-cell>
          <table:table-cell table:style-name="ce2" office:value-type="string" calcext:value-type="string">
            <text:p>Lukoil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119235" calcext:value-type="float">
            <text:p>119,23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7" calcext:value-type="float">
            <text:p>3257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Departamentul Instituţii Penitenciare</text:p>
          </table:table-cell>
          <table:table-cell table:style-name="ce2" office:value-type="string" calcext:value-type="string">
            <text:p>Xeroton</text:p>
          </table:table-cell>
          <table:table-cell table:style-name="ce2" office:value-type="string" calcext:value-type="string">
            <text:p>servicii de alimentare</text:p>
          </table:table-cell>
          <table:table-cell table:style-name="ce6" office:value-type="float" office:value="19480" calcext:value-type="float">
            <text:p>19,4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26" calcext:value-type="float">
            <text:p>3726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Biroul Naţional de Statistică</text:p>
          </table:table-cell>
          <table:table-cell table:style-name="ce2" office:value-type="string" calcext:value-type="string">
            <text:p>Aproservice X </text:p>
          </table:table-cell>
          <table:table-cell table:style-name="ce2"/>
          <table:table-cell table:style-name="ce6" office:value-type="float" office:value="57625" calcext:value-type="float">
            <text:p>57,6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707" calcext:value-type="float">
            <text:p>2707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P Nihoreni Rîşcani</text:p>
          </table:table-cell>
          <table:table-cell table:style-name="ce2" office:value-type="string" calcext:value-type="string">
            <text:p>Colconda </text:p>
          </table:table-cell>
          <table:table-cell table:style-name="ce2" office:value-type="string" calcext:value-type="string">
            <text:p>lucrăzi de cazificare a liceului</text:p>
          </table:table-cell>
          <table:table-cell table:style-name="ce6" office:value-type="float" office:value="462807" calcext:value-type="float">
            <text:p>462,807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31" calcext:value-type="float">
            <text:p>3331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IMSP AMT Ciocana</text:p>
          </table:table-cell>
          <table:table-cell table:style-name="ce2" office:value-type="string" calcext:value-type="string">
            <text:p>Consimpex Prim</text:p>
          </table:table-cell>
          <table:table-cell table:style-name="ce2" office:value-type="string" calcext:value-type="string">
            <text:p>lucrări de reparație <text:s/>curentă CMF-9 str. Uzinilor 23</text:p>
          </table:table-cell>
          <table:table-cell table:style-name="ce6" office:value-type="float" office:value="545660.27" calcext:value-type="float">
            <text:p>545,660.2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16" calcext:value-type="float">
            <text:p>3716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Sud A Con</text:p>
          </table:table-cell>
          <table:table-cell table:style-name="ce2" office:value-type="string" calcext:value-type="string">
            <text:p>Nicovan Grup</text:p>
          </table:table-cell>
          <table:table-cell table:style-name="ce2" office:value-type="string" calcext:value-type="string">
            <text:p>forarea sondei arteziene de exploatare pentru alimentare cu apă</text:p>
          </table:table-cell>
          <table:table-cell table:style-name="ce6" office:value-type="float" office:value="367509" calcext:value-type="float">
            <text:p>367,509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41" calcext:value-type="float">
            <text:p>3741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P Aluniş Rîşcani</text:p>
          </table:table-cell>
          <table:table-cell table:style-name="ce2" office:value-type="string" calcext:value-type="string">
            <text:p>Colconda </text:p>
          </table:table-cell>
          <table:table-cell table:style-name="ce2" office:value-type="string" calcext:value-type="string">
            <text:p>lucrări de reparaţie a sistemului de încălzire la şcoală</text:p>
          </table:table-cell>
          <table:table-cell table:style-name="ce6" office:value-type="float" office:value="269505" calcext:value-type="float">
            <text:p>269,50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5" calcext:value-type="float">
            <text:p>355</text:p>
          </table:table-cell>
          <table:table-cell table:style-name="ce4" office:value-type="date" office:date-value="2011-03-01" calcext:value-type="date">
            <text:p>3/1/2011</text:p>
          </table:table-cell>
          <table:table-cell table:style-name="ce2" office:value-type="string" calcext:value-type="string">
            <text:p>P Negrea Hînceşti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lucrări</text:p>
          </table:table-cell>
          <table:table-cell table:style-name="ce6" office:value-type="float" office:value="249956.55" calcext:value-type="float">
            <text:p>249,956.5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103" calcext:value-type="float">
            <text:p>2103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Buta Plus</text:p>
          </table:table-cell>
          <table:table-cell table:style-name="ce2" office:value-type="string" calcext:value-type="string">
            <text:p>prosoape de hîrtie</text:p>
          </table:table-cell>
          <table:table-cell table:style-name="ce6" office:value-type="float" office:value="99900" calcext:value-type="float">
            <text:p>99,9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143" calcext:value-type="float">
            <text:p>2143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Liceul Profesional 2 Chişinău</text:p>
          </table:table-cell>
          <table:table-cell table:style-name="ce2" office:value-type="string" calcext:value-type="string">
            <text:p>Electromotor Service</text:p>
          </table:table-cell>
          <table:table-cell table:style-name="ce2" office:value-type="string" calcext:value-type="string">
            <text:p>accesorii electrice</text:p>
          </table:table-cell>
          <table:table-cell table:style-name="ce6" office:value-type="float" office:value="14443.8" calcext:value-type="float">
            <text:p>14,443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877" calcext:value-type="float">
            <text:p>287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Direcţia Trupelor de Pază Supraveghere şi Escortare</text:p>
          </table:table-cell>
          <table:table-cell table:style-name="ce2" office:value-type="string" calcext:value-type="string">
            <text:p>Asito</text:p>
          </table:table-cell>
          <table:table-cell table:style-name="ce2" office:value-type="string" calcext:value-type="string">
            <text:p>servicii de asigurare obligatorie</text:p>
          </table:table-cell>
          <table:table-cell table:style-name="ce6" office:value-type="float" office:value="16332" calcext:value-type="float">
            <text:p>16,33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84" calcext:value-type="float">
            <text:p>2984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Bts Pro</text:p>
          </table:table-cell>
          <table:table-cell table:style-name="ce2" office:value-type="string" calcext:value-type="string">
            <text:p>antivirus licențiat</text:p>
          </table:table-cell>
          <table:table-cell table:style-name="ce6" office:value-type="float" office:value="45058.4" calcext:value-type="float">
            <text:p>45,058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025" calcext:value-type="float">
            <text:p>3025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Viccon</text:p>
          </table:table-cell>
          <table:table-cell table:style-name="ce2" office:value-type="string" calcext:value-type="string">
            <text:p>birotică</text:p>
          </table:table-cell>
          <table:table-cell table:style-name="ce6" office:value-type="float" office:value="117749.5" calcext:value-type="float">
            <text:p>117,749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36" calcext:value-type="float">
            <text:p>3136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Muzeul Naţional de Arheologie şi Istorie</text:p>
          </table:table-cell>
          <table:table-cell table:style-name="ce2" office:value-type="string" calcext:value-type="string">
            <text:p>Dalisim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40070" calcext:value-type="float">
            <text:p>40,07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49" calcext:value-type="float">
            <text:p>3149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Institutul de Neurologie si Neurochirurgie</text:p>
          </table:table-cell>
          <table:table-cell table:style-name="ce2" office:value-type="string" calcext:value-type="string">
            <text:p>Neo Matrix</text:p>
          </table:table-cell>
          <table:table-cell table:style-name="ce2"/>
          <table:table-cell table:style-name="ce6" office:value-type="float" office:value="48537.5" calcext:value-type="float">
            <text:p>48,537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99" calcext:value-type="float">
            <text:p>3199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Agenţia Medicamentului</text:p>
          </table:table-cell>
          <table:table-cell table:style-name="ce2" office:value-type="string" calcext:value-type="string">
            <text:p>Camroprim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72564" calcext:value-type="float">
            <text:p>72,56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0" calcext:value-type="float">
            <text:p>325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de Boli Infecţioase Toma Ciorbă</text:p>
          </table:table-cell>
          <table:table-cell table:style-name="ce2" office:value-type="string" calcext:value-type="string">
            <text:p>Disvelcom-Prim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6500" calcext:value-type="float">
            <text:p>6,5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0" calcext:value-type="float">
            <text:p>325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de Boli Infecţioase Toma Ciorbă</text:p>
          </table:table-cell>
          <table:table-cell table:style-name="ce2" office:value-type="string" calcext:value-type="string">
            <text:p>Iacob 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16950" calcext:value-type="float">
            <text:p>16,9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0" calcext:value-type="float">
            <text:p>325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de Boli Infecţioase Toma Ciorbă</text:p>
          </table:table-cell>
          <table:table-cell table:style-name="ce2" office:value-type="string" calcext:value-type="string">
            <text:p>Saroslux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6700" calcext:value-type="float">
            <text:p>6,7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0" calcext:value-type="float">
            <text:p>325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de Boli Infecţioase Toma Ciorbă</text:p>
          </table:table-cell>
          <table:table-cell table:style-name="ce2" office:value-type="string" calcext:value-type="string">
            <text:p>TrioMac 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87549" calcext:value-type="float">
            <text:p>87,54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1" calcext:value-type="float">
            <text:p>3251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pitalul Clinic de Boli Contagioase Toma Ciorbă</text:p>
          </table:table-cell>
          <table:table-cell table:style-name="ce2" office:value-type="string" calcext:value-type="string">
            <text:p>Cotizon</text:p>
          </table:table-cell>
          <table:table-cell table:style-name="ce2" office:value-type="string" calcext:value-type="string">
            <text:p>tehnică de calcul</text:p>
          </table:table-cell>
          <table:table-cell table:style-name="ce6" office:value-type="float" office:value="97610" calcext:value-type="float">
            <text:p>97,61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09" calcext:value-type="float">
            <text:p>3309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Almis</text:p>
          </table:table-cell>
          <table:table-cell table:style-name="ce2" office:value-type="string" calcext:value-type="string">
            <text:p>echipament pentru deservirea stațiilor telefonice</text:p>
          </table:table-cell>
          <table:table-cell table:style-name="ce6" office:value-type="float" office:value="80889" calcext:value-type="float">
            <text:p>80,88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32" calcext:value-type="float">
            <text:p>3332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olly Alon</text:p>
          </table:table-cell>
          <table:table-cell table:style-name="ce2" office:value-type="string" calcext:value-type="string">
            <text:p><text:s/>servicii hoteliere</text:p>
          </table:table-cell>
          <table:table-cell table:style-name="ce6" office:value-type="float" office:value="10658" calcext:value-type="float">
            <text:p>10,65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70" calcext:value-type="float">
            <text:p>337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Agenţia Medicamentului</text:p>
          </table:table-cell>
          <table:table-cell table:style-name="ce2" office:value-type="string" calcext:value-type="string">
            <text:p>Magda</text:p>
          </table:table-cell>
          <table:table-cell table:style-name="ce2" office:value-type="string" calcext:value-type="string">
            <text:p>stilaje</text:p>
          </table:table-cell>
          <table:table-cell table:style-name="ce6" office:value-type="float" office:value="80235" calcext:value-type="float">
            <text:p>80,23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Foxtrot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7187.5" calcext:value-type="float">
            <text:p>7,187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Grafema Libric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13528" calcext:value-type="float">
            <text:p>13,52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Grafic Design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5658.6" calcext:value-type="float">
            <text:p>5,658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Polisan Service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1141.1" calcext:value-type="float">
            <text:p>1,141.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Reglet Max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7329.8" calcext:value-type="float">
            <text:p>7,329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17" calcext:value-type="float">
            <text:p>341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SR Cahul</text:p>
          </table:table-cell>
          <table:table-cell table:style-name="ce2" office:value-type="string" calcext:value-type="string">
            <text:p>Tipografia Centrală</text:p>
          </table:table-cell>
          <table:table-cell table:style-name="ce2" office:value-type="string" calcext:value-type="string">
            <text:p>formulare de documentație medicală</text:p>
          </table:table-cell>
          <table:table-cell table:style-name="ce6" office:value-type="float" office:value="34378.5" calcext:value-type="float">
            <text:p>34,378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47" calcext:value-type="float">
            <text:p>3447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Curtea de Apel Bălţi</text:p>
          </table:table-cell>
          <table:table-cell table:style-name="ce2" office:value-type="string" calcext:value-type="string">
            <text:p>Multival </text:p>
          </table:table-cell>
          <table:table-cell table:style-name="ce2" office:value-type="string" calcext:value-type="string">
            <text:p>mobilă</text:p>
          </table:table-cell>
          <table:table-cell table:style-name="ce6" office:value-type="float" office:value="75360" calcext:value-type="float">
            <text:p>75,36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85" calcext:value-type="float">
            <text:p>3885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Universitatea Agrară de Stat</text:p>
          </table:table-cell>
          <table:table-cell table:style-name="ce2" office:value-type="string" calcext:value-type="string">
            <text:p>Auguste Lifte</text:p>
          </table:table-cell>
          <table:table-cell table:style-name="ce2" office:value-type="string" calcext:value-type="string">
            <text:p>servicii de deservire și reparații</text:p>
          </table:table-cell>
          <table:table-cell table:style-name="ce6" office:value-type="float" office:value="33246.28" calcext:value-type="float">
            <text:p>33,246.2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85" calcext:value-type="float">
            <text:p>3885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Universitatea Agrară de Stat</text:p>
          </table:table-cell>
          <table:table-cell table:style-name="ce2" office:value-type="string" calcext:value-type="string">
            <text:p>Liftservice</text:p>
          </table:table-cell>
          <table:table-cell table:style-name="ce2" office:value-type="string" calcext:value-type="string">
            <text:p>servicii de deservire și reparații</text:p>
          </table:table-cell>
          <table:table-cell table:style-name="ce6" office:value-type="float" office:value="31845.02" calcext:value-type="float">
            <text:p>31,845.0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60" calcext:value-type="float">
            <text:p>3860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P Jora de Mijloc Orhei</text:p>
          </table:table-cell>
          <table:table-cell table:style-name="ce2" office:value-type="string" calcext:value-type="string">
            <text:p>Remarca </text:p>
          </table:table-cell>
          <table:table-cell table:style-name="ce2" office:value-type="string" calcext:value-type="string">
            <text:p>lucrări de reparații exterioare și interioare a grădiniței de copii</text:p>
          </table:table-cell>
          <table:table-cell table:style-name="ce6" office:value-type="float" office:value="321402" calcext:value-type="float">
            <text:p>321,402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05" calcext:value-type="float">
            <text:p>3905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AMT Ciocana</text:p>
          </table:table-cell>
          <table:table-cell table:style-name="ce2" office:value-type="string" calcext:value-type="string">
            <text:p>Consimpex Prim</text:p>
          </table:table-cell>
          <table:table-cell table:style-name="ce2" office:value-type="string" calcext:value-type="string">
            <text:p>lucrări de reparație curentă <text:s/>CCD str. Vadul lui Vodă 80</text:p>
          </table:table-cell>
          <table:table-cell table:style-name="ce6" office:value-type="float" office:value="599880" calcext:value-type="float">
            <text:p>599,8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63" calcext:value-type="float">
            <text:p>3663</text:p>
          </table:table-cell>
          <table:table-cell table:style-name="ce4" office:value-type="date" office:date-value="2011-03-02" calcext:value-type="date">
            <text:p>3/2/2011</text:p>
          </table:table-cell>
          <table:table-cell table:style-name="ce2" office:value-type="string" calcext:value-type="string">
            <text:p>IMSP AMT Ciocana</text:p>
          </table:table-cell>
          <table:table-cell table:style-name="ce2" office:value-type="string" calcext:value-type="string">
            <text:p>Sanrado </text:p>
          </table:table-cell>
          <table:table-cell table:style-name="ce2" office:value-type="string" calcext:value-type="string">
            <text:p>lucrări de reparaţie curentă</text:p>
          </table:table-cell>
          <table:table-cell table:style-name="ce6" office:value-type="float" office:value="530109.63" calcext:value-type="float">
            <text:p>530,109.6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07" calcext:value-type="float">
            <text:p>3107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Universitatea Pedagocică de Stat Ion Creangă</text:p>
          </table:table-cell>
          <table:table-cell table:style-name="ce2" office:value-type="string" calcext:value-type="string">
            <text:p>Valiexchimp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83793.6" calcext:value-type="float">
            <text:p>83,793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91" calcext:value-type="float">
            <text:p>3191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Graur Ana Flora</text:p>
          </table:table-cell>
          <table:table-cell table:style-name="ce2" office:value-type="string" calcext:value-type="string">
            <text:p>flori vii</text:p>
          </table:table-cell>
          <table:table-cell table:style-name="ce6" office:value-type="float" office:value="65796" calcext:value-type="float">
            <text:p>65,79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57" calcext:value-type="float">
            <text:p>3357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Ministerul Apărării</text:p>
          </table:table-cell>
          <table:table-cell table:style-name="ce2" office:value-type="string" calcext:value-type="string">
            <text:p>Aeroport Catering</text:p>
          </table:table-cell>
          <table:table-cell table:style-name="ce2" office:value-type="string" calcext:value-type="string">
            <text:p>deservirea delegaţiilor străine</text:p>
          </table:table-cell>
          <table:table-cell table:style-name="ce6" office:value-type="float" office:value="105000" calcext:value-type="float">
            <text:p>105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29" calcext:value-type="float">
            <text:p>3529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Colegiul de Transporturi</text:p>
          </table:table-cell>
          <table:table-cell table:style-name="ce2" office:value-type="string" calcext:value-type="string">
            <text:p>Tirex Petrol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119925.5" calcext:value-type="float">
            <text:p>119,925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92" calcext:value-type="float">
            <text:p>3592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Universitatea de Stat de Educaţie Fizică şi Sport</text:p>
          </table:table-cell>
          <table:table-cell table:style-name="ce2" office:value-type="string" calcext:value-type="string">
            <text:p>Stalor Grup</text:p>
          </table:table-cell>
          <table:table-cell table:style-name="ce2" office:value-type="string" calcext:value-type="string">
            <text:p>produse de uz gospodăresc</text:p>
          </table:table-cell>
          <table:table-cell table:style-name="ce6" office:value-type="float" office:value="50143.2" calcext:value-type="float">
            <text:p>50,143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38" calcext:value-type="float">
            <text:p>3638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Marele Stat Major al Armatei Naţionale</text:p>
          </table:table-cell>
          <table:table-cell table:style-name="ce2" office:value-type="string" calcext:value-type="string">
            <text:p>Pasatur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38955.25" calcext:value-type="float">
            <text:p>38,955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38" calcext:value-type="float">
            <text:p>3638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Ministerul Apărării</text:p>
          </table:table-cell>
          <table:table-cell table:style-name="ce2" office:value-type="string" calcext:value-type="string">
            <text:p>Pasatur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24965.2" calcext:value-type="float">
            <text:p>24,965.2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72" calcext:value-type="float">
            <text:p>3972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Casa Naţională de Asigurări Sociale</text:p>
          </table:table-cell>
          <table:table-cell table:style-name="ce2" office:value-type="string" calcext:value-type="string">
            <text:p>Groven Grup</text:p>
          </table:table-cell>
          <table:table-cell table:style-name="ce2" office:value-type="string" calcext:value-type="string">
            <text:p>lucrări de reparație a coridorului et. IV a blocului administrativ</text:p>
          </table:table-cell>
          <table:table-cell table:style-name="ce6" office:value-type="float" office:value="283714.07" calcext:value-type="float">
            <text:p>283,714.0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979" calcext:value-type="float">
            <text:p>1979</text:p>
          </table:table-cell>
          <table:table-cell table:style-name="ce4" office:value-type="date" office:date-value="2011-03-03" calcext:value-type="date">
            <text:p>3/3/2011</text:p>
          </table:table-cell>
          <table:table-cell table:style-name="ce2" office:value-type="string" calcext:value-type="string">
            <text:p>P Oneşti Hînceşti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lucrări de schimbare a ferestrelor la grădinița nr. 1</text:p>
          </table:table-cell>
          <table:table-cell table:style-name="ce6" office:value-type="float" office:value="349478.05" calcext:value-type="float">
            <text:p>349,478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15" calcext:value-type="float">
            <text:p>3215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Ministerul Afacerilor Externe şi Integrării Europene</text:p>
          </table:table-cell>
          <table:table-cell table:style-name="ce2" office:value-type="string" calcext:value-type="string">
            <text:p>Lukoil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85050" calcext:value-type="float">
            <text:p>85,0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28" calcext:value-type="float">
            <text:p>3228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Judecătoria Rîşcani Chişinău</text:p>
          </table:table-cell>
          <table:table-cell table:style-name="ce2" office:value-type="string" calcext:value-type="string">
            <text:p>Oficiu Service</text:p>
          </table:table-cell>
          <table:table-cell table:style-name="ce2" office:value-type="string" calcext:value-type="string">
            <text:p>articole de papetărie</text:p>
          </table:table-cell>
          <table:table-cell table:style-name="ce6" office:value-type="float" office:value="84098.4" calcext:value-type="float">
            <text:p>84,098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5" calcext:value-type="float">
            <text:p>3255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MAPT</text:p>
          </table:table-cell>
          <table:table-cell table:style-name="ce2" office:value-type="string" calcext:value-type="string">
            <text:p>obiecte de protocol</text:p>
          </table:table-cell>
          <table:table-cell table:style-name="ce6" office:value-type="float" office:value="42820" calcext:value-type="float">
            <text:p>42,82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55" calcext:value-type="float">
            <text:p>3255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Rexuvit</text:p>
          </table:table-cell>
          <table:table-cell table:style-name="ce2" office:value-type="string" calcext:value-type="string">
            <text:p>obiecte de protocol</text:p>
          </table:table-cell>
          <table:table-cell table:style-name="ce6" office:value-type="float" office:value="25380" calcext:value-type="float">
            <text:p>25,3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97" calcext:value-type="float">
            <text:p>3297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Colegiul de Transporturi</text:p>
          </table:table-cell>
          <table:table-cell table:style-name="ce2" office:value-type="string" calcext:value-type="string">
            <text:p>Oficiu Service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49964.95" calcext:value-type="float">
            <text:p>49,964.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53" calcext:value-type="float">
            <text:p>3353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Vion Impex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49992.95" calcext:value-type="float">
            <text:p>49,992.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64" calcext:value-type="float">
            <text:p>3664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Primex Com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14960" calcext:value-type="float">
            <text:p>14,96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64" calcext:value-type="float">
            <text:p>3664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Rădop opt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75166.1" calcext:value-type="float">
            <text:p>75,166.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59" calcext:value-type="float">
            <text:p>3859</text:p>
          </table:table-cell>
          <table:table-cell table:style-name="ce4" office:value-type="date" office:date-value="2011-03-04" calcext:value-type="date">
            <text:p>3/4/2011</text:p>
          </table:table-cell>
          <table:table-cell table:style-name="ce2" office:value-type="string" calcext:value-type="string">
            <text:p>Colegiul de Transporturi</text:p>
          </table:table-cell>
          <table:table-cell table:style-name="ce2" office:value-type="string" calcext:value-type="string">
            <text:p>Neuron Grup</text:p>
          </table:table-cell>
          <table:table-cell table:style-name="ce2" office:value-type="string" calcext:value-type="string">
            <text:p>tehnică de calcul</text:p>
          </table:table-cell>
          <table:table-cell table:style-name="ce6" office:value-type="float" office:value="118566" calcext:value-type="float">
            <text:p>118,56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72" calcext:value-type="float">
            <text:p>3472</text:p>
          </table:table-cell>
          <table:table-cell table:style-name="ce4" office:value-type="date" office:date-value="2011-03-09" calcext:value-type="date">
            <text:p>3/9/2011</text:p>
          </table:table-cell>
          <table:table-cell table:style-name="ce2" office:value-type="string" calcext:value-type="string">
            <text:p>Instituţia Publică Direcţia pentru Deservirea Clădirilor Parlamentului</text:p>
          </table:table-cell>
          <table:table-cell table:style-name="ce2" office:value-type="string" calcext:value-type="string">
            <text:p>Galaxy Plus</text:p>
          </table:table-cell>
          <table:table-cell table:style-name="ce2" office:value-type="string" calcext:value-type="string">
            <text:p>jaluzele</text:p>
          </table:table-cell>
          <table:table-cell table:style-name="ce6" office:value-type="float" office:value="29892.72" calcext:value-type="float">
            <text:p>29,892.7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99" calcext:value-type="float">
            <text:p>3699</text:p>
          </table:table-cell>
          <table:table-cell table:style-name="ce4" office:value-type="date" office:date-value="2011-03-09" calcext:value-type="date">
            <text:p>3/9/2011</text:p>
          </table:table-cell>
          <table:table-cell table:style-name="ce2" office:value-type="string" calcext:value-type="string">
            <text:p>Universitatea de Stat Tiraspol</text:p>
          </table:table-cell>
          <table:table-cell table:style-name="ce2" office:value-type="string" calcext:value-type="string">
            <text:p>Petrom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69380" calcext:value-type="float">
            <text:p>69,3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81" calcext:value-type="float">
            <text:p>3981</text:p>
          </table:table-cell>
          <table:table-cell table:style-name="ce4" office:value-type="date" office:date-value="2011-03-09" calcext:value-type="date">
            <text:p>3/9/2011</text:p>
          </table:table-cell>
          <table:table-cell table:style-name="ce2" office:value-type="string" calcext:value-type="string">
            <text:p>Serviciul Protecţiei Civile şi Situaţii Eexcepţionale al MAI</text:p>
          </table:table-cell>
          <table:table-cell table:style-name="ce2" office:value-type="string" calcext:value-type="string">
            <text:p>Acvila Sport</text:p>
          </table:table-cell>
          <table:table-cell table:style-name="ce2" office:value-type="string" calcext:value-type="string">
            <text:p>echipament sportiv</text:p>
          </table:table-cell>
          <table:table-cell table:style-name="ce6" office:value-type="float" office:value="92339" calcext:value-type="float">
            <text:p>92,339.0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167" calcext:value-type="float">
            <text:p>4167</text:p>
          </table:table-cell>
          <table:table-cell table:style-name="ce4" office:value-type="date" office:date-value="2011-03-09" calcext:value-type="date">
            <text:p>3/9/2011</text:p>
          </table:table-cell>
          <table:table-cell table:style-name="ce2" office:value-type="string" calcext:value-type="string">
            <text:p>Inspectoratul Fiscal Principal de Stat</text:p>
          </table:table-cell>
          <table:table-cell table:style-name="ce2" office:value-type="string" calcext:value-type="string">
            <text:p>IT Contact</text:p>
          </table:table-cell>
          <table:table-cell table:style-name="ce2" office:value-type="string" calcext:value-type="string">
            <text:p>servicii de deservire şi reparaţie a aparatelor de multiplicat, confecţionarea şi reparaţia ştampilelor</text:p>
          </table:table-cell>
          <table:table-cell table:style-name="ce6" office:value-type="float" office:value="46052" calcext:value-type="float">
            <text:p>46,05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52" calcext:value-type="float">
            <text:p>3452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Batalionul de Gardă al Ministerului Apărării</text:p>
          </table:table-cell>
          <table:table-cell table:style-name="ce2" office:value-type="string" calcext:value-type="string">
            <text:p>Klassika Asigurări</text:p>
          </table:table-cell>
          <table:table-cell table:style-name="ce2" office:value-type="string" calcext:value-type="string">
            <text:p>servicii de asigurare</text:p>
          </table:table-cell>
          <table:table-cell table:style-name="ce6" office:value-type="float" office:value="99984" calcext:value-type="float">
            <text:p>99,98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62" calcext:value-type="float">
            <text:p>3462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Aparatul Parlamentului</text:p>
          </table:table-cell>
          <table:table-cell table:style-name="ce2" office:value-type="string" calcext:value-type="string">
            <text:p>Bts Pro</text:p>
          </table:table-cell>
          <table:table-cell table:style-name="ce2" office:value-type="string" calcext:value-type="string">
            <text:p>tehnică de calcul</text:p>
          </table:table-cell>
          <table:table-cell table:style-name="ce6" office:value-type="float" office:value="48465" calcext:value-type="float">
            <text:p>48,46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69" calcext:value-type="float">
            <text:p>3469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Ministerul Sănătăţii</text:p>
          </table:table-cell>
          <table:table-cell table:style-name="ce2" office:value-type="string" calcext:value-type="string">
            <text:p>Radu</text:p>
          </table:table-cell>
          <table:table-cell table:style-name="ce2" office:value-type="string" calcext:value-type="string">
            <text:p>consumabile pentru imprimante</text:p>
          </table:table-cell>
          <table:table-cell table:style-name="ce6" office:value-type="float" office:value="94477.2" calcext:value-type="float">
            <text:p>94,477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470" calcext:value-type="float">
            <text:p>3470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Ministerul Sănătăţii</text:p>
          </table:table-cell>
          <table:table-cell table:style-name="ce2" office:value-type="string" calcext:value-type="string">
            <text:p>GLP Partener</text:p>
          </table:table-cell>
          <table:table-cell table:style-name="ce2" office:value-type="string" calcext:value-type="string">
            <text:p>hîrtie</text:p>
          </table:table-cell>
          <table:table-cell table:style-name="ce6" office:value-type="float" office:value="67350" calcext:value-type="float">
            <text:p>67,3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42" calcext:value-type="float">
            <text:p>3542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entrul Naţional de Management în Sănătate</text:p>
          </table:table-cell>
          <table:table-cell table:style-name="ce2" office:value-type="string" calcext:value-type="string">
            <text:p>Petrom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28992.65" calcext:value-type="float">
            <text:p>28,992.6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80" calcext:value-type="float">
            <text:p>3580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Comelteh</text:p>
          </table:table-cell>
          <table:table-cell table:style-name="ce2" office:value-type="string" calcext:value-type="string">
            <text:p>contoare electrice</text:p>
          </table:table-cell>
          <table:table-cell table:style-name="ce6" office:value-type="float" office:value="117595" calcext:value-type="float">
            <text:p>117,59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04" calcext:value-type="float">
            <text:p>3704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Sendeni</text:p>
          </table:table-cell>
          <table:table-cell table:style-name="ce2" office:value-type="string" calcext:value-type="string">
            <text:p>jaluzele</text:p>
          </table:table-cell>
          <table:table-cell table:style-name="ce6" office:value-type="float" office:value="81000" calcext:value-type="float">
            <text:p>81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86" calcext:value-type="float">
            <text:p>3786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olegiul Politehnic Chişinău</text:p>
          </table:table-cell>
          <table:table-cell table:style-name="ce2" office:value-type="string" calcext:value-type="string">
            <text:p>Petrom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95931" calcext:value-type="float">
            <text:p>95,931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00" calcext:value-type="float">
            <text:p>3800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Ministerul Educaţiei</text:p>
          </table:table-cell>
          <table:table-cell table:style-name="ce2" office:value-type="string" calcext:value-type="string">
            <text:p>Oficiu Service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71994.2" calcext:value-type="float">
            <text:p>71,994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23" calcext:value-type="float">
            <text:p>3823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Spitalul Clinic Militar Central</text:p>
          </table:table-cell>
          <table:table-cell table:style-name="ce2" office:value-type="string" calcext:value-type="string">
            <text:p>Odacor Plus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54569" calcext:value-type="float">
            <text:p>54,56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29" calcext:value-type="float">
            <text:p>3929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urtea Supremă de Justiţie</text:p>
          </table:table-cell>
          <table:table-cell table:style-name="ce2" office:value-type="string" calcext:value-type="string">
            <text:p>Radu</text:p>
          </table:table-cell>
          <table:table-cell table:style-name="ce2" office:value-type="string" calcext:value-type="string">
            <text:p>servicii de deservire a tehnicii de calcul</text:p>
          </table:table-cell>
          <table:table-cell table:style-name="ce6" office:value-type="float" office:value="55878" calcext:value-type="float">
            <text:p>55,87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41" calcext:value-type="float">
            <text:p>3941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IMSP Spitalul de Ftiziopneumologie Vorniceni</text:p>
          </table:table-cell>
          <table:table-cell table:style-name="ce2" office:value-type="string" calcext:value-type="string">
            <text:p>Agua System</text:p>
          </table:table-cell>
          <table:table-cell table:style-name="ce2" office:value-type="string" calcext:value-type="string">
            <text:p>servicii de deservire tehnică</text:p>
          </table:table-cell>
          <table:table-cell table:style-name="ce6" office:value-type="float" office:value="104975" calcext:value-type="float">
            <text:p>104,97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16" calcext:value-type="float">
            <text:p>4016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olegiul de Transporturi</text:p>
          </table:table-cell>
          <table:table-cell table:style-name="ce2" office:value-type="string" calcext:value-type="string">
            <text:p>Madmaxtrans</text:p>
          </table:table-cell>
          <table:table-cell table:style-name="ce2" office:value-type="string" calcext:value-type="string">
            <text:p>piese de schimb auto, reparații</text:p>
          </table:table-cell>
          <table:table-cell table:style-name="ce6" office:value-type="float" office:value="119960" calcext:value-type="float">
            <text:p>119,96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48" calcext:value-type="float">
            <text:p>4048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Agenţia Proprietăţii Publice</text:p>
          </table:table-cell>
          <table:table-cell table:style-name="ce2" office:value-type="string" calcext:value-type="string">
            <text:p>Lukoil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85500" calcext:value-type="float">
            <text:p>85,5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49" calcext:value-type="float">
            <text:p>4049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AȘM</text:p>
          </table:table-cell>
          <table:table-cell table:style-name="ce2" office:value-type="string" calcext:value-type="string">
            <text:p>Tipografia Academiei de Ştiinţe a Moldovei</text:p>
          </table:table-cell>
          <table:table-cell table:style-name="ce2" office:value-type="string" calcext:value-type="string">
            <text:p>materiale tipografice</text:p>
          </table:table-cell>
          <table:table-cell table:style-name="ce6" office:value-type="float" office:value="55220" calcext:value-type="float">
            <text:p>55,22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55" calcext:value-type="float">
            <text:p>4055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olegiul Financiar Bancar</text:p>
          </table:table-cell>
          <table:table-cell table:style-name="ce2" office:value-type="string" calcext:value-type="string">
            <text:p>Bicomplex Construct</text:p>
          </table:table-cell>
          <table:table-cell table:style-name="ce2" office:value-type="string" calcext:value-type="string">
            <text:p>materiale de construcție</text:p>
          </table:table-cell>
          <table:table-cell table:style-name="ce6" office:value-type="float" office:value="51581" calcext:value-type="float">
            <text:p>51,581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55" calcext:value-type="float">
            <text:p>4055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Colegiul Financiar Bancar</text:p>
          </table:table-cell>
          <table:table-cell table:style-name="ce2" office:value-type="string" calcext:value-type="string">
            <text:p>Supraten</text:p>
          </table:table-cell>
          <table:table-cell table:style-name="ce2" office:value-type="string" calcext:value-type="string">
            <text:p>materiale de construcție</text:p>
          </table:table-cell>
          <table:table-cell table:style-name="ce6" office:value-type="float" office:value="11523" calcext:value-type="float">
            <text:p>11,52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90" calcext:value-type="float">
            <text:p>4290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Penetenciarul 10 Goian</text:p>
          </table:table-cell>
          <table:table-cell table:style-name="ce2" office:value-type="string" calcext:value-type="string">
            <text:p>Kanzler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32788.8" calcext:value-type="float">
            <text:p>32,788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68" calcext:value-type="float">
            <text:p>3568</text:p>
          </table:table-cell>
          <table:table-cell table:style-name="ce4" office:value-type="date" office:date-value="2011-03-10" calcext:value-type="date">
            <text:p>3/10/2011</text:p>
          </table:table-cell>
          <table:table-cell table:style-name="ce2" office:value-type="string" calcext:value-type="string">
            <text:p>P Cocieri Dubăsari</text:p>
          </table:table-cell>
          <table:table-cell table:style-name="ce2" office:value-type="string" calcext:value-type="string">
            <text:p>Contavo Com</text:p>
          </table:table-cell>
          <table:table-cell table:style-name="ce2" office:value-type="string" calcext:value-type="string">
            <text:p>lucrări de construcţie şi montaj a 6 staţii</text:p>
          </table:table-cell>
          <table:table-cell table:style-name="ce6" office:value-type="float" office:value="269933" calcext:value-type="float">
            <text:p>269,93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02" calcext:value-type="float">
            <text:p>3502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Şcoala Profesională 5 Chişinău</text:p>
          </table:table-cell>
          <table:table-cell table:style-name="ce2" office:value-type="string" calcext:value-type="string">
            <text:p>New Era Inc </text:p>
          </table:table-cell>
          <table:table-cell table:style-name="ce2" office:value-type="string" calcext:value-type="string">
            <text:p>materiale pentru reparații</text:p>
          </table:table-cell>
          <table:table-cell table:style-name="ce6" office:value-type="float" office:value="119966.11" calcext:value-type="float">
            <text:p>119,966.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03" calcext:value-type="float">
            <text:p>3503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Şcoala Profesională 5 Chişinău</text:p>
          </table:table-cell>
          <table:table-cell table:style-name="ce2" office:value-type="string" calcext:value-type="string">
            <text:p>New Era Inc </text:p>
          </table:table-cell>
          <table:table-cell table:style-name="ce2" office:value-type="string" calcext:value-type="string">
            <text:p>materiale de uz gospodăresc</text:p>
          </table:table-cell>
          <table:table-cell table:style-name="ce6" office:value-type="float" office:value="119962.35" calcext:value-type="float">
            <text:p>119,962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27" calcext:value-type="float">
            <text:p>3627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Policlinica Stomatologică Republicană</text:p>
          </table:table-cell>
          <table:table-cell table:style-name="ce2" office:value-type="string" calcext:value-type="string">
            <text:p>Pasatur</text:p>
          </table:table-cell>
          <table:table-cell table:style-name="ce2" office:value-type="string" calcext:value-type="string">
            <text:p>mărfuri de uz gospodăresc</text:p>
          </table:table-cell>
          <table:table-cell table:style-name="ce6" office:value-type="float" office:value="42576.5" calcext:value-type="float">
            <text:p>42,576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28" calcext:value-type="float">
            <text:p>3628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Policlinica Stomatologică Republicană</text:p>
          </table:table-cell>
          <table:table-cell table:style-name="ce2" office:value-type="string" calcext:value-type="string">
            <text:p>Iacob </text:p>
          </table:table-cell>
          <table:table-cell table:style-name="ce2" office:value-type="string" calcext:value-type="string">
            <text:p>mărfuri de uz gospodăresc</text:p>
          </table:table-cell>
          <table:table-cell table:style-name="ce6" office:value-type="float" office:value="119378" calcext:value-type="float">
            <text:p>119,37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94" calcext:value-type="float">
            <text:p>3694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PNA Compania Teleradio Moldova</text:p>
          </table:table-cell>
          <table:table-cell table:style-name="ce2" office:value-type="string" calcext:value-type="string">
            <text:p>rădop OPT</text:p>
          </table:table-cell>
          <table:table-cell table:style-name="ce2" office:value-type="string" calcext:value-type="string">
            <text:p>hârtie</text:p>
          </table:table-cell>
          <table:table-cell table:style-name="ce6" office:value-type="float" office:value="58141" calcext:value-type="float">
            <text:p>58,141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72" calcext:value-type="float">
            <text:p>3772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Alelimar</text:p>
          </table:table-cell>
          <table:table-cell table:style-name="ce2" office:value-type="string" calcext:value-type="string">
            <text:p>piese de schimb pentru ascensor</text:p>
          </table:table-cell>
          <table:table-cell table:style-name="ce6" office:value-type="float" office:value="98196.8" calcext:value-type="float">
            <text:p>98,196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57" calcext:value-type="float">
            <text:p>3857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Centrul Republican de Diagnosticare Medicală</text:p>
          </table:table-cell>
          <table:table-cell table:style-name="ce2" office:value-type="string" calcext:value-type="string">
            <text:p>Instacon</text:p>
          </table:table-cell>
          <table:table-cell table:style-name="ce2" office:value-type="string" calcext:value-type="string">
            <text:p>inventar moale</text:p>
          </table:table-cell>
          <table:table-cell table:style-name="ce6" office:value-type="float" office:value="59686" calcext:value-type="float">
            <text:p>59,68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71" calcext:value-type="float">
            <text:p>3971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Regimentul de Rachete Antiaeriene</text:p>
          </table:table-cell>
          <table:table-cell table:style-name="ce2" office:value-type="string" calcext:value-type="string">
            <text:p>Danlucom Lux </text:p>
          </table:table-cell>
          <table:table-cell table:style-name="ce2" office:value-type="string" calcext:value-type="string">
            <text:p>furaje combinate</text:p>
          </table:table-cell>
          <table:table-cell table:style-name="ce6" office:value-type="float" office:value="31400" calcext:value-type="float">
            <text:p>31,4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95" calcext:value-type="float">
            <text:p>4095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Institutul de Cardiologie</text:p>
          </table:table-cell>
          <table:table-cell table:style-name="ce2" office:value-type="string" calcext:value-type="string">
            <text:p>Disicom Computer</text:p>
          </table:table-cell>
          <table:table-cell table:style-name="ce2" office:value-type="string" calcext:value-type="string">
            <text:p>tehnică de calcul</text:p>
          </table:table-cell>
          <table:table-cell table:style-name="ce6" office:value-type="float" office:value="115830" calcext:value-type="float">
            <text:p>115,83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62" calcext:value-type="float">
            <text:p>4362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P Tîrnova Donduşeni</text:p>
          </table:table-cell>
          <table:table-cell table:style-name="ce2" office:value-type="string" calcext:value-type="string">
            <text:p>Compania Electrică</text:p>
          </table:table-cell>
          <table:table-cell table:style-name="ce2" office:value-type="string" calcext:value-type="string">
            <text:p>lucrări iluminare străzi</text:p>
          </table:table-cell>
          <table:table-cell table:style-name="ce6" office:value-type="float" office:value="312502" calcext:value-type="float">
            <text:p>312,50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72" calcext:value-type="float">
            <text:p>4372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Spitalul Clinic Militar Central</text:p>
          </table:table-cell>
          <table:table-cell table:style-name="ce2" office:value-type="string" calcext:value-type="string">
            <text:p>Cartnord</text:p>
          </table:table-cell>
          <table:table-cell table:style-name="ce2" office:value-type="string" calcext:value-type="string">
            <text:p>hîrtie de tipar</text:p>
          </table:table-cell>
          <table:table-cell table:style-name="ce6" office:value-type="float" office:value="31455" calcext:value-type="float">
            <text:p>31,45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7" calcext:value-type="float">
            <text:p>4317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P Coropceni Teleneşti</text:p>
          </table:table-cell>
          <table:table-cell table:style-name="ce2" office:value-type="string" calcext:value-type="string">
            <text:p>Plastcomplex</text:p>
          </table:table-cell>
          <table:table-cell table:style-name="ce2" office:value-type="string" calcext:value-type="string">
            <text:p>schimbare uşi, ferestre</text:p>
          </table:table-cell>
          <table:table-cell table:style-name="ce6" office:value-type="float" office:value="493003" calcext:value-type="float">
            <text:p>493,00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65" calcext:value-type="float">
            <text:p>3865</text:p>
          </table:table-cell>
          <table:table-cell table:style-name="ce4" office:value-type="date" office:date-value="2011-03-11" calcext:value-type="date">
            <text:p>3/11/2011</text:p>
          </table:table-cell>
          <table:table-cell table:style-name="ce2" office:value-type="string" calcext:value-type="string">
            <text:p>IMSP SCM Bălţi</text:p>
          </table:table-cell>
          <table:table-cell table:style-name="ce2" office:value-type="string" calcext:value-type="string">
            <text:p>Numex &amp; Co </text:p>
          </table:table-cell>
          <table:table-cell table:style-name="ce2" office:value-type="string" calcext:value-type="string">
            <text:p>amestecuri lactate</text:p>
          </table:table-cell>
          <table:table-cell table:style-name="ce6" office:value-type="float" office:value="38724" calcext:value-type="float">
            <text:p>38,72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8" calcext:value-type="float">
            <text:p>168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P Orhei Orhei</text:p>
          </table:table-cell>
          <table:table-cell table:style-name="ce2" office:value-type="string" calcext:value-type="string">
            <text:p>Rotaru Valerian</text:p>
          </table:table-cell>
          <table:table-cell table:style-name="ce2" office:value-type="string" calcext:value-type="string">
            <text:p>servicii responsabil tehnic</text:p>
          </table:table-cell>
          <table:table-cell table:style-name="ce6" office:value-type="float" office:value="79975" calcext:value-type="float">
            <text:p>79,97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751" calcext:value-type="float">
            <text:p>1751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Spitalul Clinic Militar Central</text:p>
          </table:table-cell>
          <table:table-cell table:style-name="ce2" office:value-type="string" calcext:value-type="string">
            <text:p>Tonatis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17125" calcext:value-type="float">
            <text:p>17,1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531" calcext:value-type="float">
            <text:p>3531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Comisia de Stat pentru Testarea Soiurilor de Plante</text:p>
          </table:table-cell>
          <table:table-cell table:style-name="ce2" office:value-type="string" calcext:value-type="string">
            <text:p>Ecoplantera</text:p>
          </table:table-cell>
          <table:table-cell table:style-name="ce2" office:value-type="string" calcext:value-type="string">
            <text:p>creșterea răsadului</text:p>
          </table:table-cell>
          <table:table-cell table:style-name="ce6" office:value-type="float" office:value="97555" calcext:value-type="float">
            <text:p>97,55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46" calcext:value-type="float">
            <text:p>4046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Rubicon-Lux</text:p>
          </table:table-cell>
          <table:table-cell table:style-name="ce2" office:value-type="string" calcext:value-type="string">
            <text:p>materiale de construcții</text:p>
          </table:table-cell>
          <table:table-cell table:style-name="ce6" office:value-type="float" office:value="119048.5" calcext:value-type="float">
            <text:p>119,048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123" calcext:value-type="float">
            <text:p>4123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Orange Moldova</text:p>
          </table:table-cell>
          <table:table-cell table:style-name="ce2" office:value-type="string" calcext:value-type="string">
            <text:p>servicii telefonie mobilă</text:p>
          </table:table-cell>
          <table:table-cell table:style-name="ce6" office:value-type="float" office:value="42854" calcext:value-type="float">
            <text:p>42,854.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778" calcext:value-type="float">
            <text:p>3778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P Orhei Orhei</text:p>
          </table:table-cell>
          <table:table-cell table:style-name="ce2" office:value-type="string" calcext:value-type="string">
            <text:p>Compania Electrică</text:p>
          </table:table-cell>
          <table:table-cell table:style-name="ce2" office:value-type="string" calcext:value-type="string">
            <text:p>Reparația sistemului de alimentare cu energie electrică a instituțiilor școlare și preșcolare</text:p>
          </table:table-cell>
          <table:table-cell table:style-name="ce6" office:value-type="float" office:value="198349.35" calcext:value-type="float">
            <text:p>198,349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13" calcext:value-type="float">
            <text:p>4413</text:p>
          </table:table-cell>
          <table:table-cell table:style-name="ce4" office:value-type="date" office:date-value="2011-03-12" calcext:value-type="date">
            <text:p>3/12/2011</text:p>
          </table:table-cell>
          <table:table-cell table:style-name="ce2" office:value-type="string" calcext:value-type="string">
            <text:p>P Floreşti Floreşti</text:p>
          </table:table-cell>
          <table:table-cell table:style-name="ce2" office:value-type="string" calcext:value-type="string">
            <text:p>Slavteh</text:p>
          </table:table-cell>
          <table:table-cell table:style-name="ce2" office:value-type="string" calcext:value-type="string">
            <text:p>lucrări de reparaţie casa de cultură</text:p>
          </table:table-cell>
          <table:table-cell table:style-name="ce6" office:value-type="float" office:value="125602.78" calcext:value-type="float">
            <text:p>125,602.7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76" calcext:value-type="float">
            <text:p>3176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Institutul de Matematică şi Informatică al AŞM</text:p>
          </table:table-cell>
          <table:table-cell table:style-name="ce2" office:value-type="string" calcext:value-type="string">
            <text:p>Tipografia Academiei de Ştiinţe a Moldovei</text:p>
          </table:table-cell>
          <table:table-cell table:style-name="ce2" office:value-type="string" calcext:value-type="string">
            <text:p>lucrări</text:p>
          </table:table-cell>
          <table:table-cell table:style-name="ce6" office:value-type="float" office:value="37900" calcext:value-type="float">
            <text:p>37,9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67" calcext:value-type="float">
            <text:p>3667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Universitatea Pedagocică de Stat Ion Creangă</text:p>
          </table:table-cell>
          <table:table-cell table:style-name="ce2" office:value-type="string" calcext:value-type="string">
            <text:p>Birolux MT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57046.5" calcext:value-type="float">
            <text:p>57,046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87" calcext:value-type="float">
            <text:p>3987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Departamentul Dotări a Ministerului Apărării</text:p>
          </table:table-cell>
          <table:table-cell table:style-name="ce2" office:value-type="string" calcext:value-type="string">
            <text:p>Attributum</text:p>
          </table:table-cell>
          <table:table-cell table:style-name="ce2" office:value-type="string" calcext:value-type="string">
            <text:p>distincții militare</text:p>
          </table:table-cell>
          <table:table-cell table:style-name="ce6" office:value-type="float" office:value="24862.8" calcext:value-type="float">
            <text:p>24,862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987" calcext:value-type="float">
            <text:p>3987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Departamentul Dotări a Ministerului Apărării</text:p>
          </table:table-cell>
          <table:table-cell table:style-name="ce2" office:value-type="string" calcext:value-type="string">
            <text:p>Autorcom Grup</text:p>
          </table:table-cell>
          <table:table-cell table:style-name="ce2" office:value-type="string" calcext:value-type="string">
            <text:p>distincții militare</text:p>
          </table:table-cell>
          <table:table-cell table:style-name="ce6" office:value-type="float" office:value="10112" calcext:value-type="float">
            <text:p>10,11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00" calcext:value-type="float">
            <text:p>4000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Universitatea de Stat de Educaţie Fizică şi Sport</text:p>
          </table:table-cell>
          <table:table-cell table:style-name="ce2" office:value-type="string" calcext:value-type="string">
            <text:p>Birolux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99986.9" calcext:value-type="float">
            <text:p>99,986.9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15" calcext:value-type="float">
            <text:p>4015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Colegiul de Transporturi</text:p>
          </table:table-cell>
          <table:table-cell table:style-name="ce2" office:value-type="string" calcext:value-type="string">
            <text:p>Total Gravură</text:p>
          </table:table-cell>
          <table:table-cell table:style-name="ce2" office:value-type="string" calcext:value-type="string">
            <text:p>panouri informaționale</text:p>
          </table:table-cell>
          <table:table-cell table:style-name="ce6" office:value-type="float" office:value="59005" calcext:value-type="float">
            <text:p>59,00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04" calcext:value-type="float">
            <text:p>4204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Serviciul Piscicol</text:p>
          </table:table-cell>
          <table:table-cell table:style-name="ce2" office:value-type="string" calcext:value-type="string">
            <text:p>Focus-Prim</text:p>
          </table:table-cell>
          <table:table-cell table:style-name="ce2" office:value-type="string" calcext:value-type="string">
            <text:p>aparate video foto</text:p>
          </table:table-cell>
          <table:table-cell table:style-name="ce6" office:value-type="float" office:value="21130" calcext:value-type="float">
            <text:p>21,13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06" calcext:value-type="float">
            <text:p>4206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Universitatea de Stat de Educaţie Fizică şi Sport</text:p>
          </table:table-cell>
          <table:table-cell table:style-name="ce2" office:value-type="string" calcext:value-type="string">
            <text:p>GBG-MLD</text:p>
          </table:table-cell>
          <table:table-cell table:style-name="ce2" office:value-type="string" calcext:value-type="string">
            <text:p>stabilizator computerizat</text:p>
          </table:table-cell>
          <table:table-cell table:style-name="ce6" office:value-type="float" office:value="103180" calcext:value-type="float">
            <text:p>103,1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59" calcext:value-type="float">
            <text:p>4259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P Vărzăreşti Nisporeni</text:p>
          </table:table-cell>
          <table:table-cell table:style-name="ce2" office:value-type="string" calcext:value-type="string">
            <text:p>Nica</text:p>
          </table:table-cell>
          <table:table-cell table:style-name="ce2" office:value-type="string" calcext:value-type="string">
            <text:p>Restaurarea Cimitirului de Onoare</text:p>
          </table:table-cell>
          <table:table-cell table:style-name="ce6" office:value-type="float" office:value="128122" calcext:value-type="float">
            <text:p>128,12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89" calcext:value-type="float">
            <text:p>4389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Asociaţia Obstească Viaţa şi Vocea Satului</text:p>
          </table:table-cell>
          <table:table-cell table:style-name="ce2" office:value-type="string" calcext:value-type="string">
            <text:p>Parcul DENDRARIU</text:p>
          </table:table-cell>
          <table:table-cell table:style-name="ce2" office:value-type="string" calcext:value-type="string">
            <text:p>material saditor decorativ</text:p>
          </table:table-cell>
          <table:table-cell table:style-name="ce6" office:value-type="float" office:value="89600" calcext:value-type="float">
            <text:p>89,6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27" calcext:value-type="float">
            <text:p>4427</text:p>
          </table:table-cell>
          <table:table-cell table:style-name="ce4" office:value-type="date" office:date-value="2011-03-14" calcext:value-type="date">
            <text:p>3/14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Gantala</text:p>
          </table:table-cell>
          <table:table-cell table:style-name="ce2" office:value-type="string" calcext:value-type="string">
            <text:p>achiziţionare medicament Doxorubicin</text:p>
          </table:table-cell>
          <table:table-cell table:style-name="ce6" office:value-type="float" office:value="108673.6" calcext:value-type="float">
            <text:p>108,673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47" calcext:value-type="float">
            <text:p>3847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Casa Centrală a Armatei Naţionale</text:p>
          </table:table-cell>
          <table:table-cell table:style-name="ce2" office:value-type="string" calcext:value-type="string">
            <text:p>Tezaur-94</text:p>
          </table:table-cell>
          <table:table-cell table:style-name="ce2" office:value-type="string" calcext:value-type="string">
            <text:p>mărfuri de uz gospodăresc</text:p>
          </table:table-cell>
          <table:table-cell table:style-name="ce6" office:value-type="float" office:value="7890.5" calcext:value-type="float">
            <text:p>7,890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47" calcext:value-type="float">
            <text:p>4047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Curtea de Apel</text:p>
          </table:table-cell>
          <table:table-cell table:style-name="ce2" office:value-type="string" calcext:value-type="string">
            <text:p>Oficiu AMG</text:p>
          </table:table-cell>
          <table:table-cell table:style-name="ce2" office:value-type="string" calcext:value-type="string">
            <text:p>servicii de deservire tehnică</text:p>
          </table:table-cell>
          <table:table-cell table:style-name="ce6" office:value-type="float" office:value="110590" calcext:value-type="float">
            <text:p>110,59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16" calcext:value-type="float">
            <text:p>4216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Centrul Național de Sănătate Publică</text:p>
          </table:table-cell>
          <table:table-cell table:style-name="ce2" office:value-type="string" calcext:value-type="string">
            <text:p>Tipografia Sirius</text:p>
          </table:table-cell>
          <table:table-cell table:style-name="ce2" office:value-type="string" calcext:value-type="string">
            <text:p>lucrări</text:p>
          </table:table-cell>
          <table:table-cell table:style-name="ce6" office:value-type="float" office:value="33300" calcext:value-type="float">
            <text:p>33,3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16" calcext:value-type="float">
            <text:p>4216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Centrul Național de Sănătate Publică</text:p>
          </table:table-cell>
          <table:table-cell table:style-name="ce2" office:value-type="string" calcext:value-type="string">
            <text:p>Tipografia Sirius</text:p>
          </table:table-cell>
          <table:table-cell table:style-name="ce2" office:value-type="string" calcext:value-type="string">
            <text:p>lucrări</text:p>
          </table:table-cell>
          <table:table-cell table:style-name="ce6" office:value-type="float" office:value="66600" calcext:value-type="float">
            <text:p>66,6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67" calcext:value-type="float">
            <text:p>4267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Liceul Profesional 1 Chişinău</text:p>
          </table:table-cell>
          <table:table-cell table:style-name="ce2" office:value-type="string" calcext:value-type="string">
            <text:p>Sagitod Grup</text:p>
          </table:table-cell>
          <table:table-cell table:style-name="ce2" office:value-type="string" calcext:value-type="string">
            <text:p>lucrări de reparaţie a căminului Bloc V</text:p>
          </table:table-cell>
          <table:table-cell table:style-name="ce6" office:value-type="float" office:value="495840.16" calcext:value-type="float">
            <text:p>495,840.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75" calcext:value-type="float">
            <text:p>4375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P Nisporeni Nisporeni</text:p>
          </table:table-cell>
          <table:table-cell table:style-name="ce2"/>
          <table:table-cell table:style-name="ce2" office:value-type="string" calcext:value-type="string">
            <text:p>reparaţie, renovare iluminare stradă</text:p>
          </table:table-cell>
          <table:table-cell table:style-name="ce6" office:value-type="float" office:value="493414.86" calcext:value-type="float">
            <text:p>493,414.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35" calcext:value-type="float">
            <text:p>4535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IF Chişinău</text:p>
          </table:table-cell>
          <table:table-cell table:style-name="ce2" office:value-type="string" calcext:value-type="string">
            <text:p>Tirex Petrol</text:p>
          </table:table-cell>
          <table:table-cell table:style-name="ce2" office:value-type="string" calcext:value-type="string">
            <text:p>achiziţionare benzină</text:p>
          </table:table-cell>
          <table:table-cell table:style-name="ce6" office:value-type="float" office:value="79790" calcext:value-type="float">
            <text:p>79,79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59" calcext:value-type="float">
            <text:p>4559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P Pelinei Cahul</text:p>
          </table:table-cell>
          <table:table-cell table:style-name="ce2" office:value-type="string" calcext:value-type="string">
            <text:p>Constructorul Sud</text:p>
          </table:table-cell>
          <table:table-cell table:style-name="ce2" office:value-type="string" calcext:value-type="string">
            <text:p>reparaţia acoperişului</text:p>
          </table:table-cell>
          <table:table-cell table:style-name="ce6" office:value-type="float" office:value="279572.2" calcext:value-type="float">
            <text:p>279,572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19" calcext:value-type="float">
            <text:p>4619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P Ruseştii Noi Ialoveni</text:p>
          </table:table-cell>
          <table:table-cell table:style-name="ce2" office:value-type="string" calcext:value-type="string">
            <text:p>Servicomaş </text:p>
          </table:table-cell>
          <table:table-cell table:style-name="ce2" office:value-type="string" calcext:value-type="string">
            <text:p>construcţia stadionului minifotbal</text:p>
          </table:table-cell>
          <table:table-cell table:style-name="ce6" office:value-type="float" office:value="273210.66" calcext:value-type="float">
            <text:p>273,210.6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48" calcext:value-type="float">
            <text:p>3648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P Valea Perjei Cimişlia</text:p>
          </table:table-cell>
          <table:table-cell table:style-name="ce2" office:value-type="string" calcext:value-type="string">
            <text:p>Azamet Grup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11219.56" calcext:value-type="float">
            <text:p>11,219.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48" calcext:value-type="float">
            <text:p>3648</text:p>
          </table:table-cell>
          <table:table-cell table:style-name="ce4" office:value-type="date" office:date-value="2011-03-15" calcext:value-type="date">
            <text:p>3/15/2011</text:p>
          </table:table-cell>
          <table:table-cell table:style-name="ce2" office:value-type="string" calcext:value-type="string">
            <text:p>P Valea Perjei Cimişlia</text:p>
          </table:table-cell>
          <table:table-cell table:style-name="ce2" office:value-type="string" calcext:value-type="string">
            <text:p>Melanj 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4110.4" calcext:value-type="float">
            <text:p>4,110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18" calcext:value-type="float">
            <text:p>4618</text:p>
          </table:table-cell>
          <table:table-cell table:style-name="ce4" office:value-type="date" office:date-value="2011-03-16" calcext:value-type="date">
            <text:p>3/16/2011</text:p>
          </table:table-cell>
          <table:table-cell table:style-name="ce2" office:value-type="string" calcext:value-type="string">
            <text:p>Casa Naţională de Asigurări Sociale</text:p>
          </table:table-cell>
          <table:table-cell table:style-name="ce2" office:value-type="string" calcext:value-type="string">
            <text:p>Europres</text:p>
          </table:table-cell>
          <table:table-cell table:style-name="ce2" office:value-type="string" calcext:value-type="string">
            <text:p>servicii poligrafice de tipărire</text:p>
          </table:table-cell>
          <table:table-cell table:style-name="ce6" office:value-type="float" office:value="48300" calcext:value-type="float">
            <text:p>48,3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1-03-16" calcext:value-type="date">
            <text:p>3/16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Caprilius Con</text:p>
          </table:table-cell>
          <table:table-cell table:style-name="ce2" office:value-type="string" calcext:value-type="string">
            <text:p>mobilier de birou</text:p>
          </table:table-cell>
          <table:table-cell table:style-name="ce6" office:value-type="float" office:value="17277.6" calcext:value-type="float">
            <text:p>17,277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20" calcext:value-type="float">
            <text:p>4420</text:p>
          </table:table-cell>
          <table:table-cell table:style-name="ce4" office:value-type="date" office:date-value="2011-03-16" calcext:value-type="date">
            <text:p>3/16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Caprilius Con</text:p>
          </table:table-cell>
          <table:table-cell table:style-name="ce2" office:value-type="string" calcext:value-type="string">
            <text:p>mobilier de birou</text:p>
          </table:table-cell>
          <table:table-cell table:style-name="ce6" office:value-type="float" office:value="17277.6" calcext:value-type="float">
            <text:p>17,277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Acord de reziliere</text:p>
          </table:table-cell>
          <table:table-cell table:style-name="ce2" office:value-type="float" office:value="4744" calcext:value-type="float">
            <text:p>4744</text:p>
          </table:table-cell>
          <table:table-cell table:style-name="ce4" office:value-type="date" office:date-value="2011-03-16" calcext:value-type="date">
            <text:p>3/16/2011</text:p>
          </table:table-cell>
          <table:table-cell table:style-name="ce2" office:value-type="string" calcext:value-type="string">
            <text:p>P Nucăreni Teleneşti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reparaţia gardului şcoala</text:p>
          </table:table-cell>
          <table:table-cell table:style-name="ce6" office:value-type="float" office:value="165920.2" calcext:value-type="float">
            <text:p>165,920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Centrul de Sănătate Publică Chişinău</text:p>
          </table:table-cell>
          <table:table-cell table:style-name="ce2" office:value-type="string" calcext:value-type="string">
            <text:p>Librio Exim</text:p>
          </table:table-cell>
          <table:table-cell table:style-name="ce2" office:value-type="string" calcext:value-type="string">
            <text:p>articole de chimie şi menaj</text:p>
          </table:table-cell>
          <table:table-cell table:style-name="ce6" office:value-type="float" office:value="78806.65" calcext:value-type="float">
            <text:p>78,806.6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22" calcext:value-type="float">
            <text:p>4422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Victor Communication</text:p>
          </table:table-cell>
          <table:table-cell table:style-name="ce2" office:value-type="string" calcext:value-type="string">
            <text:p>utilaj de radiocomunicaţii</text:p>
          </table:table-cell>
          <table:table-cell table:style-name="ce6" office:value-type="float" office:value="32244" calcext:value-type="float">
            <text:p>32,24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92" calcext:value-type="float">
            <text:p>4592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Ivanovca Hînceşti</text:p>
          </table:table-cell>
          <table:table-cell table:style-name="ce2" office:value-type="string" calcext:value-type="string">
            <text:p>Prochin Roman</text:p>
          </table:table-cell>
          <table:table-cell table:style-name="ce2" office:value-type="string" calcext:value-type="string">
            <text:p>confecţionare uşi şi ferestre</text:p>
          </table:table-cell>
          <table:table-cell table:style-name="ce6" office:value-type="float" office:value="128290" calcext:value-type="float">
            <text:p>128,29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17" calcext:value-type="float">
            <text:p>4617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Aparatul Parlamentului</text:p>
          </table:table-cell>
          <table:table-cell table:style-name="ce2" office:value-type="string" calcext:value-type="string">
            <text:p>Art Vega</text:p>
          </table:table-cell>
          <table:table-cell table:style-name="ce2" office:value-type="string" calcext:value-type="string">
            <text:p>drapele</text:p>
          </table:table-cell>
          <table:table-cell table:style-name="ce6" office:value-type="float" office:value="19455" calcext:value-type="float">
            <text:p>19,45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29" calcext:value-type="float">
            <text:p>4629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DAAC Hermes</text:p>
          </table:table-cell>
          <table:table-cell table:style-name="ce2" office:value-type="string" calcext:value-type="string">
            <text:p>deservire şi reparaţie tehnică a automobilelor</text:p>
          </table:table-cell>
          <table:table-cell table:style-name="ce6" office:value-type="float" office:value="79100.4" calcext:value-type="float">
            <text:p>79,100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92" calcext:value-type="float">
            <text:p>4692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IMSP Centrul Naţional Ştiinţifico Practic de Medicină Urgentă</text:p>
          </table:table-cell>
          <table:table-cell table:style-name="ce2" office:value-type="string" calcext:value-type="string">
            <text:p>Supraprim</text:p>
          </table:table-cell>
          <table:table-cell table:style-name="ce2" office:value-type="string" calcext:value-type="string">
            <text:p>materiale de construcţii</text:p>
          </table:table-cell>
          <table:table-cell table:style-name="ce6" office:value-type="float" office:value="82705.5" calcext:value-type="float">
            <text:p>82,705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74" calcext:value-type="float">
            <text:p>4774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Inspectoratul Ecologic de Stat</text:p>
          </table:table-cell>
          <table:table-cell table:style-name="ce2" office:value-type="string" calcext:value-type="string">
            <text:p>Birovitis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75655" calcext:value-type="float">
            <text:p>75,655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09" calcext:value-type="float">
            <text:p>4809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Clişova r. Orhei</text:p>
          </table:table-cell>
          <table:table-cell table:style-name="ce2" office:value-type="string" calcext:value-type="string">
            <text:p>S şi Ţ Prodpan</text:p>
          </table:table-cell>
          <table:table-cell table:style-name="ce2" office:value-type="string" calcext:value-type="string">
            <text:p>amenajarea terenului adiacent centrului Educaţional</text:p>
          </table:table-cell>
          <table:table-cell table:style-name="ce6" office:value-type="float" office:value="332939.19" calcext:value-type="float">
            <text:p>332,939.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11" calcext:value-type="float">
            <text:p>4811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Floreni Anenii Noi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reparaţia parţială a grădiniţei de copii</text:p>
          </table:table-cell>
          <table:table-cell table:style-name="ce6" office:value-type="float" office:value="594106.67" calcext:value-type="float">
            <text:p>594,106.6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12" calcext:value-type="float">
            <text:p>4812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Verejeni Teleneşti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schimbarea parţială a ferestrelor la primăria din s. Verejeni</text:p>
          </table:table-cell>
          <table:table-cell table:style-name="ce6" office:value-type="float" office:value="148500" calcext:value-type="float">
            <text:p>148,5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87" calcext:value-type="float">
            <text:p>4087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Durleşti Chişinău</text:p>
          </table:table-cell>
          <table:table-cell table:style-name="ce2" office:value-type="string" calcext:value-type="string">
            <text:p>Lumiteh</text:p>
          </table:table-cell>
          <table:table-cell table:style-name="ce2" office:value-type="string" calcext:value-type="string">
            <text:p>lucrări de modernizare a sistemului de iluminat public</text:p>
          </table:table-cell>
          <table:table-cell table:style-name="ce6" office:value-type="float" office:value="195579.4" calcext:value-type="float">
            <text:p>195,579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64" calcext:value-type="float">
            <text:p>4764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Edineţ Edineţ</text:p>
          </table:table-cell>
          <table:table-cell table:style-name="ce2" office:value-type="string" calcext:value-type="string">
            <text:p>Edinconstruct IUC</text:p>
          </table:table-cell>
          <table:table-cell table:style-name="ce2" office:value-type="string" calcext:value-type="string">
            <text:p>lucrări de reparaţie a liceului D.Cantemir</text:p>
          </table:table-cell>
          <table:table-cell table:style-name="ce6" office:value-type="float" office:value="118881" calcext:value-type="float">
            <text:p>118,881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79" calcext:value-type="float">
            <text:p>4779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Risipeni Făleşti</text:p>
          </table:table-cell>
          <table:table-cell table:style-name="ce2" office:value-type="string" calcext:value-type="string">
            <text:p>Marcons Drum</text:p>
          </table:table-cell>
          <table:table-cell table:style-name="ce2" office:value-type="string" calcext:value-type="string">
            <text:p>efectuarea lucrărilor de reparaţie curentă a unei porţiuni de drum</text:p>
          </table:table-cell>
          <table:table-cell table:style-name="ce6" office:value-type="float" office:value="155931.82" calcext:value-type="float">
            <text:p>155,931.8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27" calcext:value-type="float">
            <text:p>4827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IMSP SR Teleneşti</text:p>
          </table:table-cell>
          <table:table-cell table:style-name="ce2" office:value-type="string" calcext:value-type="string">
            <text:p>Plastal</text:p>
          </table:table-cell>
          <table:table-cell table:style-name="ce2" office:value-type="string" calcext:value-type="string">
            <text:p>lucrări de confecționare și instalarea geamuri şi uşi din PVC</text:p>
          </table:table-cell>
          <table:table-cell table:style-name="ce6" office:value-type="float" office:value="232397.95" calcext:value-type="float">
            <text:p>232,397.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43" calcext:value-type="float">
            <text:p>4843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Prestar Plus</text:p>
          </table:table-cell>
          <table:table-cell table:style-name="ce2" office:value-type="string" calcext:value-type="string">
            <text:p>lucrări de reparaţie a încăperii</text:p>
          </table:table-cell>
          <table:table-cell table:style-name="ce6" office:value-type="float" office:value="578346" calcext:value-type="float">
            <text:p>578,346.00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99" calcext:value-type="float">
            <text:p>4799</text:p>
          </table:table-cell>
          <table:table-cell table:style-name="ce4" office:value-type="date" office:date-value="2011-03-17" calcext:value-type="date">
            <text:p>3/17/2011</text:p>
          </table:table-cell>
          <table:table-cell table:style-name="ce2" office:value-type="string" calcext:value-type="string">
            <text:p>P Pohrebeni Orhei</text:p>
          </table:table-cell>
          <table:table-cell table:style-name="ce2" office:value-type="string" calcext:value-type="string">
            <text:p>Vivoravi Const</text:p>
          </table:table-cell>
          <table:table-cell table:style-name="ce2" office:value-type="string" calcext:value-type="string">
            <text:p>reparaţia Bl 2 a Centrului Educaţional Gimnaziul-Grădiniţa din s. i</text:p>
            <text:p/>
            <text:p>Reparaţia Bl 2 a Centrului Educaţional Gimnaziul-Grădinişa din s. Izvoare</text:p>
          </table:table-cell>
          <table:table-cell table:style-name="ce6" office:value-type="float" office:value="319483.52" calcext:value-type="float">
            <text:p>319,483.5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1" calcext:value-type="float">
            <text:p>47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Agenţia Medicamentului</text:p>
          </table:table-cell>
          <table:table-cell table:style-name="ce2" office:value-type="string" calcext:value-type="string">
            <text:p>JLC</text:p>
          </table:table-cell>
          <table:table-cell table:style-name="ce2" office:value-type="string" calcext:value-type="string">
            <text:p>produse lactate</text:p>
          </table:table-cell>
          <table:table-cell table:style-name="ce6" office:value-type="float" office:value="85560" calcext:value-type="float">
            <text:p>85,56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6" calcext:value-type="float">
            <text:p>496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IMSP Centrul Republican de Diagnosticare Medicală</text:p>
          </table:table-cell>
          <table:table-cell table:style-name="ce2" office:value-type="string" calcext:value-type="string">
            <text:p>Fabrica de unt Floreşti</text:p>
          </table:table-cell>
          <table:table-cell table:style-name="ce2" office:value-type="string" calcext:value-type="string">
            <text:p>lapte</text:p>
          </table:table-cell>
          <table:table-cell table:style-name="ce6" office:value-type="float" office:value="57600" calcext:value-type="float">
            <text:p>57,6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164" calcext:value-type="float">
            <text:p>1164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IMSP Spitalul Clinic Municipal Bălţi</text:p>
          </table:table-cell>
          <table:table-cell table:style-name="ce2" office:value-type="string" calcext:value-type="string">
            <text:p>Signum Bălţi</text:p>
          </table:table-cell>
          <table:table-cell table:style-name="ce2" office:value-type="string" calcext:value-type="string">
            <text:p>chifle</text:p>
          </table:table-cell>
          <table:table-cell table:style-name="ce6" office:value-type="float" office:value="118825" calcext:value-type="float">
            <text:p>118,8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81" calcext:value-type="float">
            <text:p>138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iştelniţa Teleneşti</text:p>
          </table:table-cell>
          <table:table-cell table:style-name="ce2" office:value-type="string" calcext:value-type="string">
            <text:p>Budăi Grup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20700" calcext:value-type="float">
            <text:p>20,7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81" calcext:value-type="float">
            <text:p>138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iştelniţa Teleneşti</text:p>
          </table:table-cell>
          <table:table-cell table:style-name="ce2" office:value-type="string" calcext:value-type="string">
            <text:p>Impex Gaz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106382.6" calcext:value-type="float">
            <text:p>106,382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81" calcext:value-type="float">
            <text:p>138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iştelniţa Teleneşti</text:p>
          </table:table-cell>
          <table:table-cell table:style-name="ce2" office:value-type="string" calcext:value-type="string">
            <text:p>Lisof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22612" calcext:value-type="float">
            <text:p>22,61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81" calcext:value-type="float">
            <text:p>138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iştelniţa Teleneşti</text:p>
          </table:table-cell>
          <table:table-cell table:style-name="ce2" office:value-type="string" calcext:value-type="string">
            <text:p>Status Pri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23780" calcext:value-type="float">
            <text:p>23,7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381" calcext:value-type="float">
            <text:p>138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iştelniţa Teleneşti</text:p>
          </table:table-cell>
          <table:table-cell table:style-name="ce2" office:value-type="string" calcext:value-type="string">
            <text:p>Tiramisa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47520.5" calcext:value-type="float">
            <text:p>47,520.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32" calcext:value-type="float">
            <text:p>163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etrosu Anenii Noi</text:p>
          </table:table-cell>
          <table:table-cell table:style-name="ce2" office:value-type="string" calcext:value-type="string">
            <text:p>Lisof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26997" calcext:value-type="float">
            <text:p>26,997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32" calcext:value-type="float">
            <text:p>163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etrosu Anenii Noi</text:p>
          </table:table-cell>
          <table:table-cell table:style-name="ce2" office:value-type="string" calcext:value-type="string">
            <text:p>Nour Vasile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6480" calcext:value-type="float">
            <text:p>6,4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32" calcext:value-type="float">
            <text:p>163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etrosu Anenii Noi</text:p>
          </table:table-cell>
          <table:table-cell table:style-name="ce2" office:value-type="string" calcext:value-type="string">
            <text:p>Petran 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28258.34" calcext:value-type="float">
            <text:p>28,258.3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32" calcext:value-type="float">
            <text:p>163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etrosu Anenii Noi</text:p>
          </table:table-cell>
          <table:table-cell table:style-name="ce2" office:value-type="string" calcext:value-type="string">
            <text:p>Serviabil 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30925" calcext:value-type="float">
            <text:p>30,9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1632" calcext:value-type="float">
            <text:p>163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hetrosu Anenii Noi</text:p>
          </table:table-cell>
          <table:table-cell table:style-name="ce2" office:value-type="string" calcext:value-type="string">
            <text:p>Status Pri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45295" calcext:value-type="float">
            <text:p>45,29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73" calcext:value-type="float">
            <text:p>4073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Camera Înregistrării de Stat</text:p>
          </table:table-cell>
          <table:table-cell table:style-name="ce2" office:value-type="string" calcext:value-type="string">
            <text:p>Rasmat Impex</text:p>
          </table:table-cell>
          <table:table-cell table:style-name="ce2" office:value-type="string" calcext:value-type="string">
            <text:p>alimentare cartușe</text:p>
          </table:table-cell>
          <table:table-cell table:style-name="ce6" office:value-type="float" office:value="64709" calcext:value-type="float">
            <text:p>64,70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17" calcext:value-type="float">
            <text:p>4417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IMSP Spitalul Clinic al Ministerului Sănătăţii</text:p>
          </table:table-cell>
          <table:table-cell table:style-name="ce2" office:value-type="string" calcext:value-type="string">
            <text:p>Data Control</text:p>
          </table:table-cell>
          <table:table-cell table:style-name="ce2" office:value-type="string" calcext:value-type="string">
            <text:p>utilaj pentru alimentarea cu oxigen</text:p>
          </table:table-cell>
          <table:table-cell table:style-name="ce6" office:value-type="float" office:value="44592" calcext:value-type="float">
            <text:p>44,59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63" calcext:value-type="float">
            <text:p>4463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Valdcon grup</text:p>
          </table:table-cell>
          <table:table-cell table:style-name="ce2" office:value-type="string" calcext:value-type="string">
            <text:p>lucrări de reparaţie a căminului nr.10</text:p>
          </table:table-cell>
          <table:table-cell table:style-name="ce6" office:value-type="float" office:value="588965.52" calcext:value-type="float">
            <text:p>588,965.5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64" calcext:value-type="float">
            <text:p>4464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Amax Comerţ</text:p>
          </table:table-cell>
          <table:table-cell table:style-name="ce2" office:value-type="string" calcext:value-type="string">
            <text:p>lucrări de reparaţie caminului nr. 5</text:p>
          </table:table-cell>
          <table:table-cell table:style-name="ce6" office:value-type="float" office:value="568313.28" calcext:value-type="float">
            <text:p>568,313.2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69" calcext:value-type="float">
            <text:p>4469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Brigada 2 Infanterie Motorizată</text:p>
          </table:table-cell>
          <table:table-cell table:style-name="ce2" office:value-type="string" calcext:value-type="string">
            <text:p>AV Macrocom</text:p>
          </table:table-cell>
          <table:table-cell table:style-name="ce2" office:value-type="string" calcext:value-type="string">
            <text:p>procurare şi întreţinere tehnici de calcul</text:p>
          </table:table-cell>
          <table:table-cell table:style-name="ce6" office:value-type="float" office:value="48965" calcext:value-type="float">
            <text:p>48,96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75" calcext:value-type="float">
            <text:p>4875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P Comrat UTA Gagauzia</text:p>
          </table:table-cell>
          <table:table-cell table:style-name="ce2" office:value-type="string" calcext:value-type="string">
            <text:p>Deversor</text:p>
          </table:table-cell>
          <table:table-cell table:style-name="ce2" office:value-type="string" calcext:value-type="string">
            <text:p>lucrări electrice</text:p>
          </table:table-cell>
          <table:table-cell table:style-name="ce6" office:value-type="float" office:value="495320.71" calcext:value-type="float">
            <text:p>495,320.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82" calcext:value-type="float">
            <text:p>4882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Cancelaria de Stat</text:p>
          </table:table-cell>
          <table:table-cell table:style-name="ce2" office:value-type="string" calcext:value-type="string">
            <text:p>GPV Moldova</text:p>
          </table:table-cell>
          <table:table-cell table:style-name="ce2" office:value-type="string" calcext:value-type="string">
            <text:p>achiziţionare plicuri</text:p>
          </table:table-cell>
          <table:table-cell table:style-name="ce6" office:value-type="float" office:value="97598" calcext:value-type="float">
            <text:p>97,59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04" calcext:value-type="float">
            <text:p>4904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Inspectoratul General de Supraveghere Fitosanitară şi Control Semincer</text:p>
          </table:table-cell>
          <table:table-cell table:style-name="ce2" office:value-type="string" calcext:value-type="string">
            <text:p>Mobigrup Anturaj</text:p>
          </table:table-cell>
          <table:table-cell table:style-name="ce2" office:value-type="string" calcext:value-type="string">
            <text:p>mobilier de birou</text:p>
          </table:table-cell>
          <table:table-cell table:style-name="ce6" office:value-type="float" office:value="21078" calcext:value-type="float">
            <text:p>21,07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21" calcext:value-type="float">
            <text:p>4921</text:p>
          </table:table-cell>
          <table:table-cell table:style-name="ce4" office:value-type="date" office:date-value="2011-03-18" calcext:value-type="date">
            <text:p>3/18/2011</text:p>
          </table:table-cell>
          <table:table-cell table:style-name="ce2" office:value-type="string" calcext:value-type="string">
            <text:p>IMSP Centrul de Sănătate Sîngera</text:p>
          </table:table-cell>
          <table:table-cell table:style-name="ce2" office:value-type="string" calcext:value-type="string">
            <text:p>Lukoil Moldova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26190" calcext:value-type="float">
            <text:p>26,19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02" calcext:value-type="float">
            <text:p>4602</text:p>
          </table:table-cell>
          <table:table-cell table:style-name="ce4" office:value-type="date" office:date-value="2011-03-21" calcext:value-type="date">
            <text:p>3/21/2011</text:p>
          </table:table-cell>
          <table:table-cell table:style-name="ce2" office:value-type="string" calcext:value-type="string">
            <text:p>IMSP Policlinica Asociaţia Curativ Sanatoriale şi de Recuperare</text:p>
          </table:table-cell>
          <table:table-cell table:style-name="ce2" office:value-type="string" calcext:value-type="string">
            <text:p>JLC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39116.8" calcext:value-type="float">
            <text:p>39,116.8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32" calcext:value-type="float">
            <text:p>4832</text:p>
          </table:table-cell>
          <table:table-cell table:style-name="ce4" office:value-type="date" office:date-value="2011-03-21" calcext:value-type="date">
            <text:p>3/21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Primosal-Grup</text:p>
          </table:table-cell>
          <table:table-cell table:style-name="ce2" office:value-type="string" calcext:value-type="string">
            <text:p>servicii de traducere</text:p>
          </table:table-cell>
          <table:table-cell table:style-name="ce6" office:value-type="float" office:value="60000" calcext:value-type="float">
            <text:p>60,0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37" calcext:value-type="float">
            <text:p>4837</text:p>
          </table:table-cell>
          <table:table-cell table:style-name="ce4" office:value-type="date" office:date-value="2011-03-21" calcext:value-type="date">
            <text:p>3/21/2011</text:p>
          </table:table-cell>
          <table:table-cell table:style-name="ce2" office:value-type="string" calcext:value-type="string">
            <text:p>USMF Testimiţanu N</text:p>
          </table:table-cell>
          <table:table-cell table:style-name="ce2" office:value-type="string" calcext:value-type="string">
            <text:p>Proterm Grup</text:p>
          </table:table-cell>
          <table:table-cell table:style-name="ce2" office:value-type="string" calcext:value-type="string">
            <text:p>servicii de deservire tehnică a centralelor a orăşelului studenţesc</text:p>
          </table:table-cell>
          <table:table-cell table:style-name="ce6" office:value-type="float" office:value="91286.45" calcext:value-type="float">
            <text:p>91,286.45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01" calcext:value-type="float">
            <text:p>3201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DETS Centru</text:p>
          </table:table-cell>
          <table:table-cell table:style-name="ce2" office:value-type="string" calcext:value-type="string">
            <text:p>Nord Universal </text:p>
          </table:table-cell>
          <table:table-cell table:style-name="ce2" office:value-type="string" calcext:value-type="string">
            <text:p>lucrări de reparație și avariere a retelelor electrice</text:p>
          </table:table-cell>
          <table:table-cell table:style-name="ce6" office:value-type="float" office:value="280000" calcext:value-type="float">
            <text:p>280,0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04" calcext:value-type="float">
            <text:p>3204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P Sculeni Ungheni</text:p>
          </table:table-cell>
          <table:table-cell table:style-name="ce2" office:value-type="string" calcext:value-type="string">
            <text:p>Marcons Drum</text:p>
          </table:table-cell>
          <table:table-cell table:style-name="ce2" office:value-type="string" calcext:value-type="string">
            <text:p>reparația curentă a drumului de acces s. Blindești</text:p>
          </table:table-cell>
          <table:table-cell table:style-name="ce6" office:value-type="float" office:value="232620.08" calcext:value-type="float">
            <text:p>232,620.0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07" calcext:value-type="float">
            <text:p>3207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P Ialoveni Ialoveni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lucrări de renovare a sistemului de iluminat stradal</text:p>
          </table:table-cell>
          <table:table-cell table:style-name="ce6" office:value-type="float" office:value="453185.65" calcext:value-type="float">
            <text:p>453,185.6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41" calcext:value-type="float">
            <text:p>3241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Prestar Plus</text:p>
          </table:table-cell>
          <table:table-cell table:style-name="ce2" office:value-type="string" calcext:value-type="string">
            <text:p>lucrări de reparație a holului CCD (registratura) și a biroului vicedirectorului CCD</text:p>
          </table:table-cell>
          <table:table-cell table:style-name="ce6" office:value-type="float" office:value="113539" calcext:value-type="float">
            <text:p>113,539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63" calcext:value-type="float">
            <text:p>3263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IMSP Staţia Zonală AMU Centru</text:p>
          </table:table-cell>
          <table:table-cell table:style-name="ce2" office:value-type="string" calcext:value-type="string">
            <text:p>Nalp Comerţ</text:p>
          </table:table-cell>
          <table:table-cell table:style-name="ce2" office:value-type="string" calcext:value-type="string">
            <text:p>lucrări de reparații curente la SAMU Telenești</text:p>
          </table:table-cell>
          <table:table-cell table:style-name="ce6" office:value-type="float" office:value="48848.34" calcext:value-type="float">
            <text:p>48,848.3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875" calcext:value-type="float">
            <text:p>3875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Agenţia Medicamentului</text:p>
          </table:table-cell>
          <table:table-cell table:style-name="ce2" office:value-type="string" calcext:value-type="string">
            <text:p>Tipografia Centrală</text:p>
          </table:table-cell>
          <table:table-cell table:style-name="ce2" office:value-type="string" calcext:value-type="string">
            <text:p>editarea buletinului agenţiei medicamentului</text:p>
          </table:table-cell>
          <table:table-cell table:style-name="ce6" office:value-type="float" office:value="66150" calcext:value-type="float">
            <text:p>66,1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76" calcext:value-type="float">
            <text:p>3676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Colegiul de Microelectronică şi Tehnică de Calcul</text:p>
          </table:table-cell>
          <table:table-cell table:style-name="ce2" office:value-type="string" calcext:value-type="string">
            <text:p>Iunavit Con</text:p>
          </table:table-cell>
          <table:table-cell table:style-name="ce2" office:value-type="string" calcext:value-type="string">
            <text:p>reparaţia încăperii blocului</text:p>
          </table:table-cell>
          <table:table-cell table:style-name="ce6" office:value-type="float" office:value="499890.66" calcext:value-type="float">
            <text:p>499,890.6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38" calcext:value-type="float">
            <text:p>5038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P Durleşti Chişinău</text:p>
          </table:table-cell>
          <table:table-cell table:style-name="ce2" office:value-type="string" calcext:value-type="string">
            <text:p>Consolex Com</text:p>
          </table:table-cell>
          <table:table-cell table:style-name="ce2" office:value-type="string" calcext:value-type="string">
            <text:p>lucrări de reparaţie</text:p>
          </table:table-cell>
          <table:table-cell table:style-name="ce6" office:value-type="float" office:value="184181.7" calcext:value-type="float">
            <text:p>184,181.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72" calcext:value-type="float">
            <text:p>4772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Universitatea de Stat de Educaţie Fizică şi Sport</text:p>
          </table:table-cell>
          <table:table-cell table:style-name="ce2" office:value-type="string" calcext:value-type="string">
            <text:p>Magnic Metal</text:p>
          </table:table-cell>
          <table:table-cell table:style-name="ce2" office:value-type="string" calcext:value-type="string">
            <text:p>achiziţionare articole metalice</text:p>
          </table:table-cell>
          <table:table-cell table:style-name="ce6" office:value-type="float" office:value="53517.16" calcext:value-type="float">
            <text:p>53,517.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18" calcext:value-type="float">
            <text:p>4418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IMSP Spitalul Clinic al Ministerului Sănătăţii</text:p>
          </table:table-cell>
          <table:table-cell table:style-name="ce2" office:value-type="string" calcext:value-type="string">
            <text:p>Lisofcom</text:p>
          </table:table-cell>
          <table:table-cell table:style-name="ce2" office:value-type="string" calcext:value-type="string">
            <text:p>servicii de deservire a utilajului medical</text:p>
          </table:table-cell>
          <table:table-cell table:style-name="ce6" office:value-type="float" office:value="29700" calcext:value-type="float">
            <text:p>29,7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18" calcext:value-type="float">
            <text:p>4418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IMSP Spitalul Clinic al Ministerului Sănătăţii</text:p>
          </table:table-cell>
          <table:table-cell table:style-name="ce2" office:value-type="string" calcext:value-type="string">
            <text:p>Sija Prim</text:p>
          </table:table-cell>
          <table:table-cell table:style-name="ce2" office:value-type="string" calcext:value-type="string">
            <text:p>servicii de deservire a utilajului medical</text:p>
          </table:table-cell>
          <table:table-cell table:style-name="ce6" office:value-type="float" office:value="80200" calcext:value-type="float">
            <text:p>80,2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18" calcext:value-type="float">
            <text:p>4418</text:p>
          </table:table-cell>
          <table:table-cell table:style-name="ce4" office:value-type="date" office:date-value="2011-03-22" calcext:value-type="date">
            <text:p>3/22/2011</text:p>
          </table:table-cell>
          <table:table-cell table:style-name="ce2" office:value-type="string" calcext:value-type="string">
            <text:p>IMSP Spitalul Clinic al Ministerului Sănătăţii</text:p>
          </table:table-cell>
          <table:table-cell table:style-name="ce2" office:value-type="string" calcext:value-type="string">
            <text:p>Status Prim</text:p>
          </table:table-cell>
          <table:table-cell table:style-name="ce2" office:value-type="string" calcext:value-type="string">
            <text:p>servicii de deservire a utilajului medical</text:p>
          </table:table-cell>
          <table:table-cell table:style-name="ce6" office:value-type="float" office:value="17000" calcext:value-type="float">
            <text:p>17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010" calcext:value-type="float">
            <text:p>3010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P Cioreşti Nisporeni</text:p>
          </table:table-cell>
          <table:table-cell table:style-name="ce2" office:value-type="string" calcext:value-type="string">
            <text:p>Profsistem</text:p>
          </table:table-cell>
          <table:table-cell table:style-name="ce2" office:value-type="string" calcext:value-type="string">
            <text:p>înlocuirea tîmplăriei la gimaziul <text:s/>V.Dumbrava</text:p>
          </table:table-cell>
          <table:table-cell table:style-name="ce6" office:value-type="float" office:value="463668.75" calcext:value-type="float">
            <text:p>463,668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355" calcext:value-type="float">
            <text:p>3355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P Japca Floreşti</text:p>
          </table:table-cell>
          <table:table-cell table:style-name="ce2" office:value-type="string" calcext:value-type="string">
            <text:p>Mobiport Lux</text:p>
          </table:table-cell>
          <table:table-cell table:style-name="ce2" office:value-type="string" calcext:value-type="string">
            <text:p>schimbarea ferestrelor la gimnaziu și primărie</text:p>
          </table:table-cell>
          <table:table-cell table:style-name="ce6" office:value-type="float" office:value="550301.86" calcext:value-type="float">
            <text:p>550,301.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62" calcext:value-type="float">
            <text:p>4062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IMSP Spitalul Clinic Republican pentru Copii Em. Coţaga</text:p>
          </table:table-cell>
          <table:table-cell table:style-name="ce2" office:value-type="string" calcext:value-type="string">
            <text:p>Forcon Plus</text:p>
          </table:table-cell>
          <table:table-cell table:style-name="ce2" office:value-type="string" calcext:value-type="string">
            <text:p>lucrări de reparaţie a încăperilor spitalului</text:p>
          </table:table-cell>
          <table:table-cell table:style-name="ce6" office:value-type="float" office:value="475629.97" calcext:value-type="float">
            <text:p>475,629.9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465" calcext:value-type="float">
            <text:p>4465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DETS Centru</text:p>
          </table:table-cell>
          <table:table-cell table:style-name="ce2" office:value-type="string" calcext:value-type="string">
            <text:p>Tecterm</text:p>
          </table:table-cell>
          <table:table-cell table:style-name="ce2" office:value-type="string" calcext:value-type="string">
            <text:p>lucrări de montare, deservire şi verificare a contoarelor</text:p>
          </table:table-cell>
          <table:table-cell table:style-name="ce6" office:value-type="float" office:value="123104.4" calcext:value-type="float">
            <text:p>123,104.4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26" calcext:value-type="float">
            <text:p>4726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Liceul Profesional 1 Chişinău</text:p>
          </table:table-cell>
          <table:table-cell table:style-name="ce2" office:value-type="string" calcext:value-type="string">
            <text:p>Sagitod Grup</text:p>
          </table:table-cell>
          <table:table-cell table:style-name="ce2" office:value-type="string" calcext:value-type="string">
            <text:p>lucrări de reparaţie a căminului Bloc A</text:p>
          </table:table-cell>
          <table:table-cell table:style-name="ce6" office:value-type="float" office:value="278426.82" calcext:value-type="float">
            <text:p>278,426.8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801" calcext:value-type="float">
            <text:p>4801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P Pohrebeni Orhei</text:p>
          </table:table-cell>
          <table:table-cell table:style-name="ce2" office:value-type="string" calcext:value-type="string">
            <text:p>Tocando Grup</text:p>
          </table:table-cell>
          <table:table-cell table:style-name="ce2" office:value-type="string" calcext:value-type="string">
            <text:p>reparaţia căminului cultural din s. Izvoare</text:p>
          </table:table-cell>
          <table:table-cell table:style-name="ce6" office:value-type="float" office:value="353346.77" calcext:value-type="float">
            <text:p>353,346.7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02" calcext:value-type="float">
            <text:p>5002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Serviciul de Informaţii şi Securitate</text:p>
          </table:table-cell>
          <table:table-cell table:style-name="ce2" office:value-type="string" calcext:value-type="string">
            <text:p>Autoprogresiv service</text:p>
          </table:table-cell>
          <table:table-cell table:style-name="ce2" office:value-type="string" calcext:value-type="string">
            <text:p>servicii de reparaţie şi deservire tehnică a automobilelor</text:p>
          </table:table-cell>
          <table:table-cell table:style-name="ce6" office:value-type="float" office:value="100099" calcext:value-type="float">
            <text:p>100,09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53" calcext:value-type="float">
            <text:p>5053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IMSP SR Căuşeni</text:p>
          </table:table-cell>
          <table:table-cell table:style-name="ce2" office:value-type="string" calcext:value-type="string">
            <text:p>Alpeco Cons</text:p>
          </table:table-cell>
          <table:table-cell table:style-name="ce2" office:value-type="string" calcext:value-type="string">
            <text:p>schimbarea acoperişului</text:p>
          </table:table-cell>
          <table:table-cell table:style-name="ce6" office:value-type="float" office:value="202793.07" calcext:value-type="float">
            <text:p>202,793.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95" calcext:value-type="float">
            <text:p>5195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P Mîndreşti Teleneşti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lucrări de electromontare la liceu</text:p>
          </table:table-cell>
          <table:table-cell table:style-name="ce6" office:value-type="float" office:value="140582.3" calcext:value-type="float">
            <text:p>140,582.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96" calcext:value-type="float">
            <text:p>5196</text:p>
          </table:table-cell>
          <table:table-cell table:style-name="ce4" office:value-type="date" office:date-value="2011-03-23" calcext:value-type="date">
            <text:p>3/23/2011</text:p>
          </table:table-cell>
          <table:table-cell table:style-name="ce2" office:value-type="string" calcext:value-type="string">
            <text:p>P Mîndreşti Teleneşti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lucrări de renovare a iluminării</text:p>
          </table:table-cell>
          <table:table-cell table:style-name="ce6" office:value-type="float" office:value="199940.72" calcext:value-type="float">
            <text:p>199,940.7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58" calcext:value-type="float">
            <text:p>4558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IMSP Institutul de Cercetări Ştiinţifice în Domeniul Ocrotirii Sănătăţii Mamei şi Copilului</text:p>
          </table:table-cell>
          <table:table-cell table:style-name="ce2" office:value-type="string" calcext:value-type="string">
            <text:p>VRC Construct</text:p>
          </table:table-cell>
          <table:table-cell table:style-name="ce2" office:value-type="string" calcext:value-type="string">
            <text:p>lucrări de reparaţie</text:p>
          </table:table-cell>
          <table:table-cell table:style-name="ce6" office:value-type="float" office:value="98771.94" calcext:value-type="float">
            <text:p>98,771.9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87" calcext:value-type="float">
            <text:p>4587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IMSP Centrul Naţional de Sănătate a Reproducţiei şi Genetică Medicală</text:p>
          </table:table-cell>
          <table:table-cell table:style-name="ce2" office:value-type="string" calcext:value-type="string">
            <text:p>Sogno</text:p>
          </table:table-cell>
          <table:table-cell table:style-name="ce2" office:value-type="string" calcext:value-type="string">
            <text:p>procurarea tubului optic pentru Hysterocop</text:p>
          </table:table-cell>
          <table:table-cell table:style-name="ce6" office:value-type="float" office:value="24960" calcext:value-type="float">
            <text:p>24,96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71" calcext:value-type="float">
            <text:p>5171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Baza Auto a Cancelariei de Stat</text:p>
          </table:table-cell>
          <table:table-cell table:style-name="ce2" office:value-type="string" calcext:value-type="string">
            <text:p>Pecos Auto</text:p>
          </table:table-cell>
          <table:table-cell table:style-name="ce2" office:value-type="string" calcext:value-type="string">
            <text:p>servicii de reutilare a microbusului</text:p>
          </table:table-cell>
          <table:table-cell table:style-name="ce6" office:value-type="float" office:value="82000" calcext:value-type="float">
            <text:p>82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228" calcext:value-type="float">
            <text:p>5228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Detiva Cons</text:p>
          </table:table-cell>
          <table:table-cell table:style-name="ce2" office:value-type="string" calcext:value-type="string">
            <text:p>lucrări de reparaţie a blocului alimentar</text:p>
          </table:table-cell>
          <table:table-cell table:style-name="ce6" office:value-type="float" office:value="49824.37" calcext:value-type="float">
            <text:p>49,824.3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229" calcext:value-type="float">
            <text:p>5229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IMSP Institutul Oncolologic</text:p>
          </table:table-cell>
          <table:table-cell table:style-name="ce2" office:value-type="string" calcext:value-type="string">
            <text:p>Tehagrocom</text:p>
          </table:table-cell>
          <table:table-cell table:style-name="ce2" office:value-type="string" calcext:value-type="string">
            <text:p>lucrări de montare a tavanului suspendat din panouri prefabricate</text:p>
          </table:table-cell>
          <table:table-cell table:style-name="ce6" office:value-type="float" office:value="107943" calcext:value-type="float">
            <text:p>107,94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331" calcext:value-type="float">
            <text:p>5331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CR Căuşeni</text:p>
          </table:table-cell>
          <table:table-cell table:style-name="ce2" office:value-type="string" calcext:value-type="string">
            <text:p>Alustar Plast </text:p>
          </table:table-cell>
          <table:table-cell table:style-name="ce2" office:value-type="string" calcext:value-type="string">
            <text:p>schimbarea ferestrelor la gradiniţa de copii nr. 7</text:p>
          </table:table-cell>
          <table:table-cell table:style-name="ce6" office:value-type="float" office:value="501577.1" calcext:value-type="float">
            <text:p>501,577.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332" calcext:value-type="float">
            <text:p>5332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CR Căuşeni</text:p>
          </table:table-cell>
          <table:table-cell table:style-name="ce2" office:value-type="string" calcext:value-type="string">
            <text:p>Vastavit</text:p>
          </table:table-cell>
          <table:table-cell table:style-name="ce2" office:value-type="string" calcext:value-type="string">
            <text:p>reparaţia capitaă a grădiniţei de copii nr. 1</text:p>
          </table:table-cell>
          <table:table-cell table:style-name="ce6" office:value-type="float" office:value="382198" calcext:value-type="float">
            <text:p>382,19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333" calcext:value-type="float">
            <text:p>5333</text:p>
          </table:table-cell>
          <table:table-cell table:style-name="ce4" office:value-type="date" office:date-value="2011-03-24" calcext:value-type="date">
            <text:p>3/24/2011</text:p>
          </table:table-cell>
          <table:table-cell table:style-name="ce2" office:value-type="string" calcext:value-type="string">
            <text:p>CR Căuşeni</text:p>
          </table:table-cell>
          <table:table-cell table:style-name="ce2" office:value-type="string" calcext:value-type="string">
            <text:p>Eusevas Cons</text:p>
          </table:table-cell>
          <table:table-cell table:style-name="ce2" office:value-type="string" calcext:value-type="string">
            <text:p>reparaţia capitală a filialei nr. 1 a liceului</text:p>
          </table:table-cell>
          <table:table-cell table:style-name="ce6" office:value-type="float" office:value="593986" calcext:value-type="float">
            <text:p>593,98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84" calcext:value-type="float">
            <text:p>4984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IMSP Spitalul Clinic de Boli Contagioase Toma Ciorbă</text:p>
          </table:table-cell>
          <table:table-cell table:style-name="ce2" office:value-type="string" calcext:value-type="string">
            <text:p>Lisofcom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91280" calcext:value-type="float">
            <text:p>91,28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01" calcext:value-type="float">
            <text:p>5001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Colegiul de Construcţii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servicii de transport a 12 persoane</text:p>
          </table:table-cell>
          <table:table-cell table:style-name="ce6" office:value-type="float" office:value="27820" calcext:value-type="float">
            <text:p>27,82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62" calcext:value-type="float">
            <text:p>5162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Camera Înregistrării de Stat</text:p>
          </table:table-cell>
          <table:table-cell table:style-name="ce2" office:value-type="string" calcext:value-type="string">
            <text:p>Orange Moldova</text:p>
          </table:table-cell>
          <table:table-cell table:style-name="ce2" office:value-type="string" calcext:value-type="string">
            <text:p>servicii de telefonie mobilă GSM</text:p>
          </table:table-cell>
          <table:table-cell table:style-name="ce6" office:value-type="float" office:value="72868.9" calcext:value-type="float">
            <text:p>72,868.9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65" calcext:value-type="float">
            <text:p>5165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Sorom Proiect</text:p>
          </table:table-cell>
          <table:table-cell table:style-name="ce2" office:value-type="string" calcext:value-type="string">
            <text:p>servicii de proiectare la reconstrucţia izolatorului de detenţie</text:p>
          </table:table-cell>
          <table:table-cell table:style-name="ce6" office:value-type="float" office:value="79925" calcext:value-type="float">
            <text:p>79,925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293" calcext:value-type="float">
            <text:p>5293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IMSP Spitalul de Psihiatrie Bălţi</text:p>
          </table:table-cell>
          <table:table-cell table:style-name="ce2" office:value-type="string" calcext:value-type="string">
            <text:p>Metalgros-Nord</text:p>
          </table:table-cell>
          <table:table-cell table:style-name="ce2" office:value-type="string" calcext:value-type="string">
            <text:p>lucrări de reparaţie capitală a maşinii de uscat</text:p>
          </table:table-cell>
          <table:table-cell table:style-name="ce6" office:value-type="float" office:value="45407" calcext:value-type="float">
            <text:p>45,407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30" calcext:value-type="float">
            <text:p>5430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Centrul de Recuperare Speranţa</text:p>
          </table:table-cell>
          <table:table-cell table:style-name="ce2" office:value-type="string" calcext:value-type="string">
            <text:p>Gheli</text:p>
          </table:table-cell>
          <table:table-cell table:style-name="ce2" office:value-type="string" calcext:value-type="string">
            <text:p>deservirea sistemelor de semnalizare de incediu şi pază</text:p>
          </table:table-cell>
          <table:table-cell table:style-name="ce6" office:value-type="float" office:value="59383.2" calcext:value-type="float">
            <text:p>59,383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31" calcext:value-type="float">
            <text:p>5431</text:p>
          </table:table-cell>
          <table:table-cell table:style-name="ce4" office:value-type="date" office:date-value="2011-03-25" calcext:value-type="date">
            <text:p>3/25/2011</text:p>
          </table:table-cell>
          <table:table-cell table:style-name="ce2" office:value-type="string" calcext:value-type="string">
            <text:p>Institutul de Relaţii Internaţionale</text:p>
          </table:table-cell>
          <table:table-cell table:style-name="ce2" office:value-type="string" calcext:value-type="string">
            <text:p>Presinform Curier</text:p>
          </table:table-cell>
          <table:table-cell table:style-name="ce2" office:value-type="string" calcext:value-type="string">
            <text:p>abonare ediţie periodică</text:p>
          </table:table-cell>
          <table:table-cell table:style-name="ce6" office:value-type="float" office:value="42132.37" calcext:value-type="float">
            <text:p>42,132.3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380" calcext:value-type="float">
            <text:p>2380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IMSP SCM Bălţi</text:p>
          </table:table-cell>
          <table:table-cell table:style-name="ce2" office:value-type="string" calcext:value-type="string">
            <text:p>Crina Russu</text:p>
          </table:table-cell>
          <table:table-cell table:style-name="ce2" office:value-type="string" calcext:value-type="string">
            <text:p>lucrări de finisare și reparații curente în blocul central</text:p>
          </table:table-cell>
          <table:table-cell table:style-name="ce6" office:value-type="float" office:value="583760.57" calcext:value-type="float">
            <text:p>583,760.5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2920" calcext:value-type="float">
            <text:p>2920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IMSP SCM Bălţi</text:p>
          </table:table-cell>
          <table:table-cell table:style-name="ce2" office:value-type="string" calcext:value-type="string">
            <text:p>Electromonjaj Nord</text:p>
          </table:table-cell>
          <table:table-cell table:style-name="ce2" office:value-type="string" calcext:value-type="string">
            <text:p>lucrări de electromontaj în blocul central</text:p>
          </table:table-cell>
          <table:table-cell table:style-name="ce6" office:value-type="float" office:value="460606.35" calcext:value-type="float">
            <text:p>460,606.3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652" calcext:value-type="float">
            <text:p>3652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CR Cantemir</text:p>
          </table:table-cell>
          <table:table-cell table:style-name="ce2" office:value-type="string" calcext:value-type="string">
            <text:p>Constructorul Cantemir</text:p>
          </table:table-cell>
          <table:table-cell table:style-name="ce2" office:value-type="string" calcext:value-type="string">
            <text:p>lucrări de reparaţie a sălii de şedinţă</text:p>
          </table:table-cell>
          <table:table-cell table:style-name="ce6" office:value-type="float" office:value="400433" calcext:value-type="float">
            <text:p>400,433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70" calcext:value-type="float">
            <text:p>4370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IMSP Staţia Zonală AMU Centru</text:p>
          </table:table-cell>
          <table:table-cell table:style-name="ce2" office:value-type="string" calcext:value-type="string">
            <text:p>Moldasig</text:p>
          </table:table-cell>
          <table:table-cell table:style-name="ce2" office:value-type="string" calcext:value-type="string">
            <text:p>achiziţionare asigurare obligatorie de răspundere civilă</text:p>
          </table:table-cell>
          <table:table-cell table:style-name="ce6" office:value-type="float" office:value="99637" calcext:value-type="float">
            <text:p>99,637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56" calcext:value-type="float">
            <text:p>5056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Centrul Național de Sănătate Publică</text:p>
          </table:table-cell>
          <table:table-cell table:style-name="ce2" office:value-type="string" calcext:value-type="string">
            <text:p>Birovits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332.2" calcext:value-type="float">
            <text:p>332.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56" calcext:value-type="float">
            <text:p>5056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Centrul Național de Sănătate Publică</text:p>
          </table:table-cell>
          <table:table-cell table:style-name="ce2" office:value-type="string" calcext:value-type="string">
            <text:p>rădop OPT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4860.7" calcext:value-type="float">
            <text:p>4,860.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56" calcext:value-type="float">
            <text:p>5056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Centrul Național de Sănătate Publică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200" calcext:value-type="float">
            <text:p>2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142" calcext:value-type="float">
            <text:p>5142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IMSP Dispensarul Dermatovenerologic Chişinău</text:p>
          </table:table-cell>
          <table:table-cell table:style-name="ce2" office:value-type="string" calcext:value-type="string">
            <text:p>Şarm</text:p>
          </table:table-cell>
          <table:table-cell table:style-name="ce2" office:value-type="string" calcext:value-type="string">
            <text:p>inventarul moale</text:p>
          </table:table-cell>
          <table:table-cell table:style-name="ce6" office:value-type="float" office:value="99850" calcext:value-type="float">
            <text:p>99,8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204" calcext:value-type="float">
            <text:p>5204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Baza de păstrare combustibil a Armatei Naţionale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materiale de uz gospodăresc</text:p>
          </table:table-cell>
          <table:table-cell table:style-name="ce6" office:value-type="float" office:value="79693.9" calcext:value-type="float">
            <text:p>79,693.9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40" calcext:value-type="float">
            <text:p>5540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Inspectoratul Ecologic de Stat</text:p>
          </table:table-cell>
          <table:table-cell table:style-name="ce2" office:value-type="string" calcext:value-type="string">
            <text:p>Imprimare Com</text:p>
          </table:table-cell>
          <table:table-cell table:style-name="ce2" office:value-type="string" calcext:value-type="string">
            <text:p>alimentarea, regenerarea cartuşelor şi deservire a tehnicii de calcul</text:p>
          </table:table-cell>
          <table:table-cell table:style-name="ce6" office:value-type="float" office:value="85350" calcext:value-type="float">
            <text:p>85,35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43" calcext:value-type="float">
            <text:p>4943</text:p>
          </table:table-cell>
          <table:table-cell table:style-name="ce4" office:value-type="date" office:date-value="2011-03-28" calcext:value-type="date">
            <text:p>3/28/2011</text:p>
          </table:table-cell>
          <table:table-cell table:style-name="ce2" office:value-type="string" calcext:value-type="string">
            <text:p>Direcţia Medicală a MAI 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produse alimentare</text:p>
          </table:table-cell>
          <table:table-cell table:style-name="ce6" office:value-type="float" office:value="92268" calcext:value-type="float">
            <text:p>92,26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282" calcext:value-type="float">
            <text:p>328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Şcoala Profesională 10 Chişinău</text:p>
          </table:table-cell>
          <table:table-cell table:style-name="ce2" office:value-type="string" calcext:value-type="string">
            <text:p>Brutăria Cojuhari</text:p>
          </table:table-cell>
          <table:table-cell table:style-name="ce2" office:value-type="string" calcext:value-type="string">
            <text:p>produse de panificație</text:p>
          </table:table-cell>
          <table:table-cell table:style-name="ce6" office:value-type="float" office:value="58000" calcext:value-type="float">
            <text:p>58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17" calcext:value-type="float">
            <text:p>4017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Institutul de Ftiziopmeumologie Chiril Draganiuc</text:p>
          </table:table-cell>
          <table:table-cell table:style-name="ce2" office:value-type="string" calcext:value-type="string">
            <text:p>Aranbar-Electro</text:p>
          </table:table-cell>
          <table:table-cell table:style-name="ce2" office:value-type="string" calcext:value-type="string">
            <text:p>materiale de uz gospodăresc</text:p>
          </table:table-cell>
          <table:table-cell table:style-name="ce6" office:value-type="float" office:value="105372" calcext:value-type="float">
            <text:p>105,37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018" calcext:value-type="float">
            <text:p>4018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Institutul de Ftiziopmeumologie Chiril Draganiuc</text:p>
          </table:table-cell>
          <table:table-cell table:style-name="ce2" office:value-type="string" calcext:value-type="string">
            <text:p>Basa Chim</text:p>
          </table:table-cell>
          <table:table-cell table:style-name="ce2" office:value-type="string" calcext:value-type="string">
            <text:p>produse chimice de menaj</text:p>
          </table:table-cell>
          <table:table-cell table:style-name="ce6" office:value-type="float" office:value="119800.7" calcext:value-type="float">
            <text:p>119,800.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222" calcext:value-type="float">
            <text:p>422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Clinica Universitară de Asistenţă Medicală Primară a USMF N Testemiţanu</text:p>
          </table:table-cell>
          <table:table-cell table:style-name="ce2" office:value-type="string" calcext:value-type="string">
            <text:p>Gama-Mixt</text:p>
          </table:table-cell>
          <table:table-cell table:style-name="ce2" office:value-type="string" calcext:value-type="string">
            <text:p>detergenti</text:p>
          </table:table-cell>
          <table:table-cell table:style-name="ce6" office:value-type="float" office:value="87480.6" calcext:value-type="float">
            <text:p>87,480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1" calcext:value-type="float">
            <text:p>4311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Contact Market</text:p>
          </table:table-cell>
          <table:table-cell table:style-name="ce2" office:value-type="string" calcext:value-type="string">
            <text:p>marfă gospodărească</text:p>
          </table:table-cell>
          <table:table-cell table:style-name="ce6" office:value-type="float" office:value="37878.11" calcext:value-type="float">
            <text:p>37,878.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1" calcext:value-type="float">
            <text:p>4311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marfă gospodărească</text:p>
          </table:table-cell>
          <table:table-cell table:style-name="ce6" office:value-type="float" office:value="36105" calcext:value-type="float">
            <text:p>36,10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1" calcext:value-type="float">
            <text:p>4311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Forestart </text:p>
          </table:table-cell>
          <table:table-cell table:style-name="ce2" office:value-type="string" calcext:value-type="string">
            <text:p>marfă gospodărească</text:p>
          </table:table-cell>
          <table:table-cell table:style-name="ce6" office:value-type="float" office:value="7345" calcext:value-type="float">
            <text:p>7,34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2" calcext:value-type="float">
            <text:p>431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Aflux Prim</text:p>
          </table:table-cell>
          <table:table-cell table:style-name="ce2" office:value-type="string" calcext:value-type="string">
            <text:p>unelte</text:p>
          </table:table-cell>
          <table:table-cell table:style-name="ce6" office:value-type="float" office:value="10422.05" calcext:value-type="float">
            <text:p>10,422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2" calcext:value-type="float">
            <text:p>431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unelte</text:p>
          </table:table-cell>
          <table:table-cell table:style-name="ce6" office:value-type="float" office:value="4722" calcext:value-type="float">
            <text:p>4,72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2" calcext:value-type="float">
            <text:p>431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nicom Comerţ</text:p>
          </table:table-cell>
          <table:table-cell table:style-name="ce2" office:value-type="string" calcext:value-type="string">
            <text:p>unelte</text:p>
          </table:table-cell>
          <table:table-cell table:style-name="ce6" office:value-type="float" office:value="665" calcext:value-type="float">
            <text:p>66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2" calcext:value-type="float">
            <text:p>431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Forestart </text:p>
          </table:table-cell>
          <table:table-cell table:style-name="ce2" office:value-type="string" calcext:value-type="string">
            <text:p>unelte</text:p>
          </table:table-cell>
          <table:table-cell table:style-name="ce6" office:value-type="float" office:value="10109" calcext:value-type="float">
            <text:p>10,10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3" calcext:value-type="float">
            <text:p>4313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38302" calcext:value-type="float">
            <text:p>38,30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3" calcext:value-type="float">
            <text:p>4313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Rădop Nord</text:p>
          </table:table-cell>
          <table:table-cell table:style-name="ce2" office:value-type="string" calcext:value-type="string">
            <text:p>detergenţi</text:p>
          </table:table-cell>
          <table:table-cell table:style-name="ce6" office:value-type="float" office:value="3825" calcext:value-type="float">
            <text:p>3,8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4" calcext:value-type="float">
            <text:p>4314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Asinv</text:p>
          </table:table-cell>
          <table:table-cell table:style-name="ce2" office:value-type="string" calcext:value-type="string">
            <text:p>marfă electrică</text:p>
          </table:table-cell>
          <table:table-cell table:style-name="ce6" office:value-type="float" office:value="44240" calcext:value-type="float">
            <text:p>44,24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4" calcext:value-type="float">
            <text:p>4314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marfă electrică</text:p>
          </table:table-cell>
          <table:table-cell table:style-name="ce6" office:value-type="float" office:value="44240" calcext:value-type="float">
            <text:p>44,24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4" calcext:value-type="float">
            <text:p>4314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Forestart </text:p>
          </table:table-cell>
          <table:table-cell table:style-name="ce2" office:value-type="string" calcext:value-type="string">
            <text:p>marfă electrică</text:p>
          </table:table-cell>
          <table:table-cell table:style-name="ce6" office:value-type="float" office:value="10340" calcext:value-type="float">
            <text:p>10,34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6" calcext:value-type="float">
            <text:p>4316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Daac Olimp</text:p>
          </table:table-cell>
          <table:table-cell table:style-name="ce2" office:value-type="string" calcext:value-type="string">
            <text:p>marfă tehno sanitară</text:p>
          </table:table-cell>
          <table:table-cell table:style-name="ce6" office:value-type="float" office:value="41779" calcext:value-type="float">
            <text:p>41,779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6" calcext:value-type="float">
            <text:p>4316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Forestart </text:p>
          </table:table-cell>
          <table:table-cell table:style-name="ce2" office:value-type="string" calcext:value-type="string">
            <text:p>marfă tehno sanitară</text:p>
          </table:table-cell>
          <table:table-cell table:style-name="ce6" office:value-type="float" office:value="10831" calcext:value-type="float">
            <text:p>10,831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316" calcext:value-type="float">
            <text:p>4316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Staţia Zonală AMU Nord</text:p>
          </table:table-cell>
          <table:table-cell table:style-name="ce2" office:value-type="string" calcext:value-type="string">
            <text:p>V.Pzarafa</text:p>
          </table:table-cell>
          <table:table-cell table:style-name="ce2" office:value-type="string" calcext:value-type="string">
            <text:p>marfă tehno sanitară</text:p>
          </table:table-cell>
          <table:table-cell table:style-name="ce6" office:value-type="float" office:value="16825" calcext:value-type="float">
            <text:p>16,825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567" calcext:value-type="float">
            <text:p>4567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Ministerul Muncii Pretecţiei Sociale şi Familiei</text:p>
          </table:table-cell>
          <table:table-cell table:style-name="ce2" office:value-type="string" calcext:value-type="string">
            <text:p>Imprimare Com</text:p>
          </table:table-cell>
          <table:table-cell table:style-name="ce2" office:value-type="string" calcext:value-type="string">
            <text:p>consumabile pentru imprimare şi copiatoare</text:p>
          </table:table-cell>
          <table:table-cell table:style-name="ce6" office:value-type="float" office:value="60000" calcext:value-type="float">
            <text:p>60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613" calcext:value-type="float">
            <text:p>4613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Centrul Republican de Diagnosticare Medicală</text:p>
          </table:table-cell>
          <table:table-cell table:style-name="ce2" office:value-type="string" calcext:value-type="string">
            <text:p>Ilonet Prim</text:p>
          </table:table-cell>
          <table:table-cell table:style-name="ce2" office:value-type="string" calcext:value-type="string">
            <text:p>analizator de hemoglobină</text:p>
          </table:table-cell>
          <table:table-cell table:style-name="ce6" office:value-type="float" office:value="114892.8" calcext:value-type="float">
            <text:p>114,892.8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08" calcext:value-type="float">
            <text:p>5408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Agenţia Rezerve Materiale</text:p>
          </table:table-cell>
          <table:table-cell table:style-name="ce2" office:value-type="string" calcext:value-type="string">
            <text:p>Logitera</text:p>
          </table:table-cell>
          <table:table-cell table:style-name="ce2" office:value-type="string" calcext:value-type="string">
            <text:p>servicii de deservire tehnică a calculatoarelor şi a reţelei locale</text:p>
          </table:table-cell>
          <table:table-cell table:style-name="ce6" office:value-type="float" office:value="33642" calcext:value-type="float">
            <text:p>33,642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62" calcext:value-type="float">
            <text:p>5462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Compania Naţională de Asigurări în Medicină</text:p>
          </table:table-cell>
          <table:table-cell table:style-name="ce2" office:value-type="string" calcext:value-type="string">
            <text:p>AO Publicmedia</text:p>
          </table:table-cell>
          <table:table-cell table:style-name="ce2" office:value-type="string" calcext:value-type="string">
            <text:p>servicii de publicitate</text:p>
          </table:table-cell>
          <table:table-cell table:style-name="ce6" office:value-type="float" office:value="77900" calcext:value-type="float">
            <text:p>77,9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94" calcext:value-type="float">
            <text:p>5494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Serviciul Control Financiar şi Revizie</text:p>
          </table:table-cell>
          <table:table-cell table:style-name="ce2" office:value-type="string" calcext:value-type="string">
            <text:p>Kanzler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55329.6" calcext:value-type="float">
            <text:p>55,329.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39" calcext:value-type="float">
            <text:p>5539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nspectoratul Ecologic de Stat</text:p>
          </table:table-cell>
          <table:table-cell table:style-name="ce2" office:value-type="string" calcext:value-type="string">
            <text:p>Epitet Design</text:p>
          </table:table-cell>
          <table:table-cell table:style-name="ce2" office:value-type="string" calcext:value-type="string">
            <text:p>servicii de editare</text:p>
          </table:table-cell>
          <table:table-cell table:style-name="ce6" office:value-type="float" office:value="91756" calcext:value-type="float">
            <text:p>91,75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53" calcext:value-type="float">
            <text:p>5453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Biroul Naţional de Statistică</text:p>
          </table:table-cell>
          <table:table-cell table:style-name="ce2" office:value-type="string" calcext:value-type="string">
            <text:p>Tirex Petrol</text:p>
          </table:table-cell>
          <table:table-cell table:style-name="ce2" office:value-type="string" calcext:value-type="string">
            <text:p>produse petroliere</text:p>
          </table:table-cell>
          <table:table-cell table:style-name="ce6" office:value-type="float" office:value="65783.33" calcext:value-type="float">
            <text:p>65,783.3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04" calcext:value-type="float">
            <text:p>5504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P Logăneşti Hînceşti</text:p>
          </table:table-cell>
          <table:table-cell table:style-name="ce2" office:value-type="string" calcext:value-type="string">
            <text:p>Succes Cim</text:p>
          </table:table-cell>
          <table:table-cell table:style-name="ce2" office:value-type="string" calcext:value-type="string">
            <text:p>lucrări de schimbare a tîmplăriei din PVC</text:p>
          </table:table-cell>
          <table:table-cell table:style-name="ce6" office:value-type="float" office:value="497495.1" calcext:value-type="float">
            <text:p>497,495.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58" calcext:value-type="float">
            <text:p>5558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P Călmăţui Hînceşti</text:p>
          </table:table-cell>
          <table:table-cell table:style-name="ce2" office:value-type="string" calcext:value-type="string">
            <text:p>Moldsercon</text:p>
          </table:table-cell>
          <table:table-cell table:style-name="ce2" office:value-type="string" calcext:value-type="string">
            <text:p>reparaţia acoperişului la casa de cultură</text:p>
          </table:table-cell>
          <table:table-cell table:style-name="ce6" office:value-type="float" office:value="158671.36" calcext:value-type="float">
            <text:p>158,671.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59" calcext:value-type="float">
            <text:p>5559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P Călmăţui Hînceşti</text:p>
          </table:table-cell>
          <table:table-cell table:style-name="ce2" office:value-type="string" calcext:value-type="string">
            <text:p>Anvecomex</text:p>
          </table:table-cell>
          <table:table-cell table:style-name="ce2" office:value-type="string" calcext:value-type="string">
            <text:p>reparaţii interioare a primăriei</text:p>
          </table:table-cell>
          <table:table-cell table:style-name="ce6" office:value-type="float" office:value="129777.12" calcext:value-type="float">
            <text:p>129,777.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60" calcext:value-type="float">
            <text:p>5560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P Sadovoe Bălţi</text:p>
          </table:table-cell>
          <table:table-cell table:style-name="ce2" office:value-type="string" calcext:value-type="string">
            <text:p>Gloria</text:p>
          </table:table-cell>
          <table:table-cell table:style-name="ce2" office:value-type="string" calcext:value-type="string">
            <text:p>lucrări de reparaţie curentă a drumului varianta albă</text:p>
          </table:table-cell>
          <table:table-cell table:style-name="ce6" office:value-type="float" office:value="206007.51" calcext:value-type="float">
            <text:p>206,007.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626" calcext:value-type="float">
            <text:p>5626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IMSP CMF Hînceşti</text:p>
          </table:table-cell>
          <table:table-cell table:style-name="ce2" office:value-type="string" calcext:value-type="string">
            <text:p>Alustar Plast </text:p>
          </table:table-cell>
          <table:table-cell table:style-name="ce2" office:value-type="string" calcext:value-type="string">
            <text:p>confecţionarea şi instalarea uşilor şi ferestrelor la Centrul de Sănătate Lăpuşna</text:p>
          </table:table-cell>
          <table:table-cell table:style-name="ce6" office:value-type="float" office:value="369000" calcext:value-type="float">
            <text:p>369,0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306" calcext:value-type="float">
            <text:p>5306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Spitalul Clinic Militar Central</text:p>
          </table:table-cell>
          <table:table-cell table:style-name="ce2" office:value-type="string" calcext:value-type="string">
            <text:p>Sadacus </text:p>
          </table:table-cell>
          <table:table-cell table:style-name="ce2" office:value-type="string" calcext:value-type="string">
            <text:p>reparaţia curentă a cabinetului fizioterapie</text:p>
          </table:table-cell>
          <table:table-cell table:style-name="ce6" office:value-type="float" office:value="59716.55" calcext:value-type="float">
            <text:p>59,716.5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07" calcext:value-type="float">
            <text:p>5407</text:p>
          </table:table-cell>
          <table:table-cell table:style-name="ce4" office:value-type="date" office:date-value="2011-03-29" calcext:value-type="date">
            <text:p>3/29/2011</text:p>
          </table:table-cell>
          <table:table-cell table:style-name="ce2" office:value-type="string" calcext:value-type="string">
            <text:p>Agenţia Rezerve Materiale</text:p>
          </table:table-cell>
          <table:table-cell table:style-name="ce2" office:value-type="string" calcext:value-type="string">
            <text:p>Oficiu Service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19449.25" calcext:value-type="float">
            <text:p>19,449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3169" calcext:value-type="float">
            <text:p>3169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Direcţia Medicală a MAI </text:p>
          </table:table-cell>
          <table:table-cell table:style-name="ce2" office:value-type="string" calcext:value-type="string">
            <text:p>Tipografia Reclama</text:p>
          </table:table-cell>
          <table:table-cell table:style-name="ce2" office:value-type="string" calcext:value-type="string">
            <text:p>servicii poligrafice</text:p>
          </table:table-cell>
          <table:table-cell table:style-name="ce6" office:value-type="float" office:value="99370" calcext:value-type="float">
            <text:p>99,37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703" calcext:value-type="float">
            <text:p>4703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IMSP Spitalul de Psihiatrie Bălţi</text:p>
          </table:table-cell>
          <table:table-cell table:style-name="ce2" office:value-type="string" calcext:value-type="string">
            <text:p>Industrialproiect</text:p>
          </table:table-cell>
          <table:table-cell table:style-name="ce2" office:value-type="string" calcext:value-type="string">
            <text:p>reconstrucţie edificii existente</text:p>
          </table:table-cell>
          <table:table-cell table:style-name="ce6" office:value-type="float" office:value="98000" calcext:value-type="float">
            <text:p>98,00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25" calcext:value-type="float">
            <text:p>4925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Serviciul Special pentru Influenţe Active asupra Proceselor Hidrometeorologice</text:p>
          </table:table-cell>
          <table:table-cell table:style-name="ce2" office:value-type="string" calcext:value-type="string">
            <text:p>Radu</text:p>
          </table:table-cell>
          <table:table-cell table:style-name="ce2" office:value-type="string" calcext:value-type="string">
            <text:p>echipamente, consumabile, servicii alimentare</text:p>
          </table:table-cell>
          <table:table-cell table:style-name="ce6" office:value-type="float" office:value="99636" calcext:value-type="float">
            <text:p>99,636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003" calcext:value-type="float">
            <text:p>5003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Brigada 2 Infanterie Motorizată</text:p>
          </table:table-cell>
          <table:table-cell table:style-name="ce2" office:value-type="string" calcext:value-type="string">
            <text:p>Klassika Asigurări</text:p>
          </table:table-cell>
          <table:table-cell table:style-name="ce2" office:value-type="string" calcext:value-type="string">
            <text:p>asigurarea obligatorie de răspundere civilă auto</text:p>
          </table:table-cell>
          <table:table-cell table:style-name="ce6" office:value-type="float" office:value="39954" calcext:value-type="float">
            <text:p>39,954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399" calcext:value-type="float">
            <text:p>5399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IMSP Centrul Republican de Diagnosticare Medicală</text:p>
          </table:table-cell>
          <table:table-cell table:style-name="ce2" office:value-type="string" calcext:value-type="string">
            <text:p>Arhitect-Faur</text:p>
          </table:table-cell>
          <table:table-cell table:style-name="ce2" office:value-type="string" calcext:value-type="string">
            <text:p>servicii de proiectare</text:p>
          </table:table-cell>
          <table:table-cell table:style-name="ce6" office:value-type="float" office:value="118379" calcext:value-type="float">
            <text:p>118,379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16" calcext:value-type="float">
            <text:p>5416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IMSP Spitalul Clinic Municipal Bălţi</text:p>
          </table:table-cell>
          <table:table-cell table:style-name="ce2" office:value-type="string" calcext:value-type="string">
            <text:p>Osteomed M</text:p>
          </table:table-cell>
          <table:table-cell table:style-name="ce2" office:value-type="string" calcext:value-type="string">
            <text:p>instrumente pentru serviciul neurochirurgical</text:p>
          </table:table-cell>
          <table:table-cell table:style-name="ce6" office:value-type="float" office:value="99510" calcext:value-type="float">
            <text:p>99,51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17" calcext:value-type="float">
            <text:p>5417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IMSP Spitalul Clinic Municipal Bălţi</text:p>
          </table:table-cell>
          <table:table-cell table:style-name="ce2" office:value-type="string" calcext:value-type="string">
            <text:p>Osteomed M</text:p>
          </table:table-cell>
          <table:table-cell table:style-name="ce2" office:value-type="string" calcext:value-type="string">
            <text:p>implanturi traumatologice</text:p>
          </table:table-cell>
          <table:table-cell table:style-name="ce6" office:value-type="float" office:value="97940" calcext:value-type="float">
            <text:p>97,940.0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701" calcext:value-type="float">
            <text:p>5701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P Băneşti Teleneşti</text:p>
          </table:table-cell>
          <table:table-cell table:style-name="ce2" office:value-type="string" calcext:value-type="string">
            <text:p>Serpavis</text:p>
          </table:table-cell>
          <table:table-cell table:style-name="ce2" office:value-type="string" calcext:value-type="string">
            <text:p>reparaţia blocului alimentar la grădiniţa de copii</text:p>
          </table:table-cell>
          <table:table-cell table:style-name="ce6" office:value-type="float" office:value="281908.76" calcext:value-type="float">
            <text:p>281,908.7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711" calcext:value-type="float">
            <text:p>5711</text:p>
          </table:table-cell>
          <table:table-cell table:style-name="ce4" office:value-type="date" office:date-value="2011-03-30" calcext:value-type="date">
            <text:p>3/30/2011</text:p>
          </table:table-cell>
          <table:table-cell table:style-name="ce2" office:value-type="string" calcext:value-type="string">
            <text:p>Centrul de Sănătate Publică Chişinău</text:p>
          </table:table-cell>
          <table:table-cell table:style-name="ce2" office:value-type="string" calcext:value-type="string">
            <text:p>Sagitod Grup</text:p>
          </table:table-cell>
          <table:table-cell table:style-name="ce2" office:value-type="string" calcext:value-type="string">
            <text:p>lucrări de reparaţie interioară a blocului administrativ</text:p>
          </table:table-cell>
          <table:table-cell table:style-name="ce6" office:value-type="float" office:value="479549.72" calcext:value-type="float">
            <text:p>479,549.7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acord adiţional</text:p>
          </table:table-cell>
          <table:table-cell table:style-name="ce2" office:value-type="float" office:value="5707" calcext:value-type="float">
            <text:p>5707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P Puhăceni Anenii Noi</text:p>
          </table:table-cell>
          <table:table-cell table:style-name="ce2" office:value-type="string" calcext:value-type="string">
            <text:p>Valigrigor</text:p>
          </table:table-cell>
          <table:table-cell table:style-name="ce2" office:value-type="string" calcext:value-type="string">
            <text:p>lucrări de reparaţie capitală la Grădiniţa de copii</text:p>
          </table:table-cell>
          <table:table-cell table:style-name="ce6" office:value-type="float" office:value="32003" calcext:value-type="float">
            <text:p>32,00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4979" calcext:value-type="float">
            <text:p>4979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IMSP SCM 1</text:p>
          </table:table-cell>
          <table:table-cell table:style-name="ce2" office:value-type="string" calcext:value-type="string">
            <text:p>Adriga-Vis</text:p>
          </table:table-cell>
          <table:table-cell table:style-name="ce2" office:value-type="string" calcext:value-type="string">
            <text:p>formulare statistice</text:p>
          </table:table-cell>
          <table:table-cell table:style-name="ce6" office:value-type="float" office:value="88653" calcext:value-type="float">
            <text:p>88,65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73" calcext:value-type="float">
            <text:p>5473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Căpitănia Portului Giurgiuleşti</text:p>
          </table:table-cell>
          <table:table-cell table:style-name="ce2" office:value-type="string" calcext:value-type="string">
            <text:p>Leogrand</text:p>
          </table:table-cell>
          <table:table-cell table:style-name="ce2" office:value-type="string" calcext:value-type="string">
            <text:p>servicii de desfăşurare a conferinţei</text:p>
          </table:table-cell>
          <table:table-cell table:style-name="ce6" office:value-type="float" office:value="119838.75" calcext:value-type="float">
            <text:p>119,838.75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17" calcext:value-type="float">
            <text:p>5517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P Ţipala Ialoveni</text:p>
          </table:table-cell>
          <table:table-cell table:style-name="ce2" office:value-type="string" calcext:value-type="string">
            <text:p>Plastcomplex</text:p>
          </table:table-cell>
          <table:table-cell table:style-name="ce2" office:value-type="string" calcext:value-type="string">
            <text:p>reparaţia capitală a ferestrelor şi uşilor grădiniţei</text:p>
          </table:table-cell>
          <table:table-cell table:style-name="ce6" office:value-type="float" office:value="233226.43" calcext:value-type="float">
            <text:p>233,226.4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518" calcext:value-type="float">
            <text:p>5518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P Ţipala Ialoveni</text:p>
          </table:table-cell>
          <table:table-cell table:style-name="ce2" office:value-type="string" calcext:value-type="string">
            <text:p>Plastcomplex</text:p>
          </table:table-cell>
          <table:table-cell table:style-name="ce2" office:value-type="string" calcext:value-type="string">
            <text:p>reparaţia capitală a ferestrelor şu uşilor liceului</text:p>
          </table:table-cell>
          <table:table-cell table:style-name="ce6" office:value-type="float" office:value="228804.18" calcext:value-type="float">
            <text:p>228,804.1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795" calcext:value-type="float">
            <text:p>5795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P Pivniceni Donduşeni</text:p>
          </table:table-cell>
          <table:table-cell table:style-name="ce2" office:value-type="string" calcext:value-type="string">
            <text:p>Bunes VL</text:p>
          </table:table-cell>
          <table:table-cell table:style-name="ce2" office:value-type="string" calcext:value-type="string">
            <text:p>lucrări de reparaţie curente a casei de Cultură</text:p>
          </table:table-cell>
          <table:table-cell table:style-name="ce6" office:value-type="float" office:value="133101.89" calcext:value-type="float">
            <text:p>133,101.89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800" calcext:value-type="float">
            <text:p>5800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IMSP SR Cantemir</text:p>
          </table:table-cell>
          <table:table-cell table:style-name="ce2" office:value-type="string" calcext:value-type="string">
            <text:p>Constructorul Cantemir</text:p>
          </table:table-cell>
          <table:table-cell table:style-name="ce2" office:value-type="string" calcext:value-type="string">
            <text:p>lucrări de reparaţie curentă a blocului operator+chirurgical</text:p>
          </table:table-cell>
          <table:table-cell table:style-name="ce6" office:value-type="float" office:value="323313.2" calcext:value-type="float">
            <text:p>323,313.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817" calcext:value-type="float">
            <text:p>5817</text:p>
          </table:table-cell>
          <table:table-cell table:style-name="ce4" office:value-type="date" office:date-value="2011-03-31" calcext:value-type="date">
            <text:p>3/31/2011</text:p>
          </table:table-cell>
          <table:table-cell table:style-name="ce2" office:value-type="string" calcext:value-type="string">
            <text:p>Direcţia Medicală a MAI </text:p>
          </table:table-cell>
          <table:table-cell table:style-name="ce2" office:value-type="string" calcext:value-type="string">
            <text:p>Vatel Prim</text:p>
          </table:table-cell>
          <table:table-cell table:style-name="ce2" office:value-type="string" calcext:value-type="string">
            <text:p>servicii de confecţionare a ferestrelor termopan şi uşi din profil de aluminiu</text:p>
          </table:table-cell>
          <table:table-cell table:style-name="ce6" office:value-type="float" office:value="97133" calcext:value-type="float">
            <text:p>97,133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491" calcext:value-type="float">
            <text:p>5491</text:p>
          </table:table-cell>
          <table:table-cell table:style-name="ce4" office:value-type="date" office:date-value="2011-04-04" calcext:value-type="date">
            <text:p>4/4/2011</text:p>
          </table:table-cell>
          <table:table-cell table:style-name="ce2" office:value-type="string" calcext:value-type="string">
            <text:p>IMSP Spitalul Clinic Republican</text:p>
          </table:table-cell>
          <table:table-cell table:style-name="ce2" office:value-type="string" calcext:value-type="string">
            <text:p>Data Control</text:p>
          </table:table-cell>
          <table:table-cell table:style-name="ce2" office:value-type="string" calcext:value-type="string">
            <text:p>compresor pentru aer medical</text:p>
          </table:table-cell>
          <table:table-cell table:style-name="ce6" office:value-type="float" office:value="67600" calcext:value-type="float">
            <text:p>67,600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5658" calcext:value-type="float">
            <text:p>5658</text:p>
          </table:table-cell>
          <table:table-cell table:style-name="ce4" office:value-type="date" office:date-value="2011-04-07" calcext:value-type="date">
            <text:p>4/7/2011</text:p>
          </table:table-cell>
          <table:table-cell table:style-name="ce2" office:value-type="string" calcext:value-type="string">
            <text:p>Universitatea AŞM</text:p>
          </table:table-cell>
          <table:table-cell table:style-name="ce2" office:value-type="string" calcext:value-type="string">
            <text:p>Avomobila</text:p>
          </table:table-cell>
          <table:table-cell table:style-name="ce2" office:value-type="string" calcext:value-type="string">
            <text:p>mobilă pentru birouri</text:p>
          </table:table-cell>
          <table:table-cell table:style-name="ce6" office:value-type="float" office:value="63808" calcext:value-type="float">
            <text:p>63,808.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P fără publicare</text:p>
          </table:table-cell>
          <table:table-cell table:style-name="ce2" office:value-type="string" calcext:value-type="string">
            <text:p>contract de achiziţie</text:p>
          </table:table-cell>
          <table:table-cell table:style-name="ce2" office:value-type="float" office:value="6603" calcext:value-type="float">
            <text:p>6603</text:p>
          </table:table-cell>
          <table:table-cell table:style-name="ce4" office:value-type="date" office:date-value="2011-04-14" calcext:value-type="date">
            <text:p>4/14/2011</text:p>
          </table:table-cell>
          <table:table-cell table:style-name="ce2" office:value-type="string" calcext:value-type="string">
            <text:p>Academia Militară Alexandru cel Bun</text:p>
          </table:table-cell>
          <table:table-cell table:style-name="ce2" office:value-type="string" calcext:value-type="string">
            <text:p>Kanzler</text:p>
          </table:table-cell>
          <table:table-cell table:style-name="ce2" office:value-type="string" calcext:value-type="string">
            <text:p>rechizite de birou</text:p>
          </table:table-cell>
          <table:table-cell table:style-name="ce6" office:value-type="float" office:value="62118.68" calcext:value-type="float">
            <text:p>62,118.68</text:p>
          </table:table-cell>
          <table:table-cell table:number-columns-repeated="1016"/>
        </table:table-row>
        <table:table-row table:style-name="ro7" table:number-rows-repeated="104823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Лист1.$A$1" table:cell-range-address="$Лист1.$C$1:.$C$338"/>
        </table:named-expressions>
      </table:table>
      <table:table table:name="Лист2" table:style-name="ta2">
        <table:table-column table:style-name="co9" table:number-columns-repeated="257" table:default-cell-style-name="ce8"/>
        <table:table-column table:style-name="co9" table:number-columns-repeated="767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3" table:style-name="ta3">
        <table:table-column table:style-name="co9" table:number-columns-repeated="257" table:default-cell-style-name="ce8"/>
        <table:table-column table:style-name="co9" table:number-columns-repeated="767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€</number:text>
      <number:number number:decimal-places="0" loext:min-decimal-places="0" number:min-integer-digits="1" number:grouping="true"/>
    </number:number-style>
    <number:number-style style:name="N121">
      <number:text>-€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loext:min-decimal-places="2" number:min-integer-digits="1" number:grouping="true"/>
    </number:number-style>
    <number:number-style style:name="N123">
      <number:text>-€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р.</number:text>
    </number:number-style>
    <number:number-style style:name="N13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р.</number:text>
    </number:number-style>
    <number:number-style style:name="N13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р.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2" style:volatile="true">
      <loext:text> </loext:text>
      <loext:fill-character> </loext:fill-character>
      <number:text>-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P0" style:volatile="true">
      <number:day number:style="long"/>
      <number:text>/</number:text>
      <number:month number:style="long"/>
      <number:text>/</number:text>
      <number:year/>
    </number:date-style>
    <number:text-style style:name="N141">
      <number:text-content/>
      <style:map style:condition="value()&lt;=1.79769313486232E+308" style:apply-style-name="N141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Arial Unicode MS" style:font-family-asian="'Arial Unicode MS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9T11:39:51</meta:creation-date>
    <dc:creator>Microsoft Office User</dc:creator>
    <dc:date>2017-06-08T14:05:07.883000000</dc:date>
    <meta:document-statistic meta:table-count="3" meta:cell-count="2701" meta:object-count="0"/>
    <meta:generator>LibreOffice/5.2.4.2$MacOSX_X86_64 LibreOffice_project/3d5603e1122f0f102b62521720ab13a38a4e0eb0</meta:generator>
  </office:meta>
</office:document-meta>
</file>